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0.9525cm" style:use-optimal-column-width="true"/>
    </style:style>
    <style:style style:name="co2" style:family="table-column">
      <style:table-column-properties fo:break-before="auto" style:column-width="3.36020833333333cm" style:use-optimal-column-width="true"/>
    </style:style>
    <style:style style:name="co3" style:family="table-column">
      <style:table-column-properties fo:break-before="auto" style:column-width="5.10645833333333cm" style:use-optimal-column-width="true"/>
    </style:style>
    <style:style style:name="co4" style:family="table-column">
      <style:table-column-properties fo:break-before="auto" style:column-width="0.846666666666667cm" style:use-optimal-column-width="true"/>
    </style:style>
    <style:style style:name="co5" style:family="table-column">
      <style:table-column-properties fo:break-before="auto" style:column-width="8.59895833333333cm"/>
    </style:style>
    <style:style style:name="co6" style:family="table-column">
      <style:table-column-properties fo:break-before="auto" style:column-width="30.0302083333333cm" style:use-optimal-column-width="true"/>
    </style:style>
    <style:style style:name="co7" style:family="table-column">
      <style:table-column-properties fo:break-before="auto" style:column-width="0.47625cm" style:use-optimal-column-width="true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1.031875cm" style:use-optimal-column-width="true"/>
    </style:style>
    <style:style style:name="co10" style:family="table-column">
      <style:table-column-properties fo:break-before="auto" style:column-width="8.59895833333333cm" style:use-optimal-column-width="true"/>
    </style:style>
    <style:style style:name="ro1" style:family="table-row">
      <style:table-row-properties style:row-height="16.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OEFL_IS_60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49" table:default-cell-style-name="ce2"/>
        <table:table-column table:style-name="co8" table:number-columns-repeated="16125" table:default-cell-style-name="ce1"/>
        <table:table-column table:style-name="co8" table:default-cell-style-name="ce2"/>
        <table:table-column table:style-name="co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bandon</text:p>
          </table:table-cell>
          <table:table-cell office:value-type="string" table:style-name="ce1">
            <text:p>ə'bændən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relinquish</text:p>
          </table:table-cell>
          <table:table-cell office:value-type="string" table:style-name="ce1">
            <text:p>lacking restraint or control; feeling of extreme emotional intensity; unbounded enthusiasm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bash</text:p>
          </table:table-cell>
          <table:table-cell office:value-type="string" table:style-name="ce1">
            <text:p>ə'bæʃ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embarrass</text:p>
          </table:table-cell>
          <table:table-cell office:value-type="string" table:style-name="ce1">
            <text:p>embarrass; make ashamed or uneasy; disconcer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bdicate</text:p>
          </table:table-cell>
          <table:table-cell office:value-type="string" table:style-name="ce1">
            <text:p>'æbdɪkeɪ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renounce</text:p>
          </table:table-cell>
          <table:table-cell office:value-type="string" table:style-name="ce1">
            <text:p>give up, renounce, abandon, lay down, or withdraw from, as a right or clai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bet</text:p>
          </table:table-cell>
          <table:table-cell office:value-type="string" table:style-name="ce1">
            <text:p>ə'bɛ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encourage</text:p>
          </table:table-cell>
          <table:table-cell office:value-type="string" table:style-name="ce1">
            <text:p>aid, usually in doing something wrong; encourage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bridge</text:p>
          </table:table-cell>
          <table:table-cell office:value-type="string" table:style-name="ce1">
            <text:p>ə'brɪdʒ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condense; shorten</text:p>
          </table:table-cell>
          <table:table-cell office:value-type="string" table:style-name="ce1">
            <text:p>condense; shorten; reduce length of written tex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brogate</text:p>
          </table:table-cell>
          <table:table-cell office:value-type="string" table:style-name="ce1">
            <text:p>'æbroʊgeɪ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abolish</text:p>
          </table:table-cell>
          <table:table-cell office:value-type="string" table:style-name="ce1">
            <text:p>abolish, do away with, or annul, especially by authority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bstemious</text:p>
          </table:table-cell>
          <table:table-cell office:value-type="string" table:style-name="ce1">
            <text:p>æb'sti:mɪ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temperate</text:p>
          </table:table-cell>
          <table:table-cell office:value-type="string" table:style-name="ce1">
            <text:p>sparing or moderation in eating and drinking; temper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cademic</text:p>
          </table:table-cell>
          <table:table-cell office:value-type="string" table:style-name="ce1">
            <text:p>ækə'dɛmɪk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cholarly; collegiate; theoretical</text:p>
          </table:table-cell>
          <table:table-cell office:value-type="string" table:style-name="ce1">
            <text:p>related to school; not practical or directly useful; relating to scholarly organization; based on formal educati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ccede</text:p>
          </table:table-cell>
          <table:table-cell office:value-type="string" table:style-name="ce1">
            <text:p>æk'si:d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agree; assent; concede</text:p>
          </table:table-cell>
          <table:table-cell office:value-type="string" table:style-name="ce1">
            <text:p>agree; give consent, often at insistence of another; conced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ccelerate</text:p>
          </table:table-cell>
          <table:table-cell office:value-type="string" table:style-name="ce1">
            <text:p>ək'sɛləreɪ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speed; hasten</text:p>
          </table:table-cell>
          <table:table-cell office:value-type="string" table:style-name="ce1">
            <text:p>move faster; cause to develop or progress more quickly; occur sooner than expected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ccolade</text:p>
          </table:table-cell>
          <table:table-cell office:value-type="string" table:style-name="ce1">
            <text:p>'ækəleɪd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praise</text:p>
          </table:table-cell>
          <table:table-cell office:value-type="string" table:style-name="ce1">
            <text:p>award of merit; expression of approval; prais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ccord</text:p>
          </table:table-cell>
          <table:table-cell office:value-type="string" table:style-name="ce1">
            <text:p>ə'kɔ:d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agreement; treaty</text:p>
          </table:table-cell>
          <table:table-cell office:value-type="string" table:style-name="ce1">
            <text:p>settlement or compromise of conflicting opinions; written agreement between two stat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crimonious</text:p>
          </table:table-cell>
          <table:table-cell office:value-type="string" table:style-name="ce1">
            <text:p>ækrɪ'moʊnɪ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rancorous</text:p>
          </table:table-cell>
          <table:table-cell office:value-type="string" table:style-name="ce1">
            <text:p>bitter and sharp in language, tone, or manner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cumen</text:p>
          </table:table-cell>
          <table:table-cell office:value-type="string" table:style-name="ce1">
            <text:p>'ækjʊmɛn, ə'kju:mɛn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acuteness; insight</text:p>
          </table:table-cell>
          <table:table-cell office:value-type="string" table:style-name="ce1">
            <text:p>mental keenness; quickness of perception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dmonish</text:p>
          </table:table-cell>
          <table:table-cell office:value-type="string" table:style-name="ce1">
            <text:p>əd'mɒnɪʃ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warn; reprove</text:p>
          </table:table-cell>
          <table:table-cell office:value-type="string" table:style-name="ce1">
            <text:p>warn; counsel someone against something to be avoide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dmonition</text:p>
          </table:table-cell>
          <table:table-cell office:value-type="string" table:style-name="ce1">
            <text:p>ædmɒ'nɪʃ(ə)n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gentle or friendly reproof; counseling against fault or oversight; warn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dversary</text:p>
          </table:table-cell>
          <table:table-cell office:value-type="string" table:style-name="ce1">
            <text:p>'ædvəsərɪ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opponent; contestant</text:p>
          </table:table-cell>
          <table:table-cell office:value-type="string" table:style-name="ce1">
            <text:p>opponent in contest; someone who offers opposition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dverse</text:p>
          </table:table-cell>
          <table:table-cell office:value-type="string" table:style-name="ce1">
            <text:p>'ædvɜr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unfavorable; hostile</text:p>
          </table:table-cell>
          <table:table-cell office:value-type="string" table:style-name="ce1">
            <text:p>in opposing direction; harmful or unfavorable; acting or serving to oppos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dversity</text:p>
          </table:table-cell>
          <table:table-cell office:value-type="string" table:style-name="ce1">
            <text:p>əd'vɜrsɪtɪ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poverty; misfortune</text:p>
          </table:table-cell>
          <table:table-cell office:value-type="string" table:style-name="ce1">
            <text:p>state of misfortune, hardship, or affliction; misfortun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esthetic</text:p>
          </table:table-cell>
          <table:table-cell office:value-type="string" table:style-name="ce1">
            <text:p>i:s'θɛtɪk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artistic; elegant</text:p>
          </table:table-cell>
          <table:table-cell office:value-type="string" table:style-name="ce1">
            <text:p>elegant or tasteful; of or concerning appreciation of beauty or good tast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ffable</text:p>
          </table:table-cell>
          <table:table-cell office:value-type="string" table:style-name="ce1">
            <text:p>'æfəb(ə)l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easily approachable; warmly friendly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ffluent</text:p>
          </table:table-cell>
          <table:table-cell office:value-type="string" table:style-name="ce1">
            <text:p>'æflʊənt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having an abundant supply of money or possessions of va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ggressive</text:p>
          </table:table-cell>
          <table:table-cell office:value-type="string" table:style-name="ce1">
            <text:p>'əgrɛsɪv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making assaults; unjustly attacking; combative; hostile; tending to spread quickly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lacrity</text:p>
          </table:table-cell>
          <table:table-cell office:value-type="string" table:style-name="ce1">
            <text:p>ə'lækrɪtɪ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cheerful promptness or willingness; eagerness; speed or quicknes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lienate</text:p>
          </table:table-cell>
          <table:table-cell office:value-type="string" table:style-name="ce1">
            <text:p>'eɪlɪəneɪ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estrange; transfer; separate</text:p>
          </table:table-cell>
          <table:table-cell office:value-type="string" table:style-name="ce1">
            <text:p>cause to become unfriendly or hostile; transfer property or ownership; isolate or dissociate emotionall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llay</text:p>
          </table:table-cell>
          <table:table-cell office:value-type="string" table:style-name="ce1">
            <text:p>ə'leɪ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calm; pacify; relieve</text:p>
          </table:table-cell>
          <table:table-cell office:value-type="string" table:style-name="ce1">
            <text:p>calm; pacify; reduce the intensity of; reliev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llude</text:p>
          </table:table-cell>
          <table:table-cell office:value-type="string" table:style-name="ce1">
            <text:p>ə'lu:d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imply; refer</text:p>
          </table:table-cell>
          <table:table-cell office:value-type="string" table:style-name="ce1">
            <text:p>refer casually or indirectly, or by suggestion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llure</text:p>
          </table:table-cell>
          <table:table-cell office:value-type="string" table:style-name="ce1">
            <text:p>ə'ljʊə(r)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entice; attract</text:p>
          </table:table-cell>
          <table:table-cell office:value-type="string" table:style-name="ce1">
            <text:p>attract with something desirable; be highly, often subtly attractiv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llusion</text:p>
          </table:table-cell>
          <table:table-cell office:value-type="string" table:style-name="ce1">
            <text:p>ə'lu:ʒ(ə)n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metaphor</text:p>
          </table:table-cell>
          <table:table-cell office:value-type="string" table:style-name="ce1">
            <text:p>indirect reference; symbolical reference or comparison; metapho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mbiguous</text:p>
          </table:table-cell>
          <table:table-cell office:value-type="string" table:style-name="ce1">
            <text:p>æm'bɪgjʊəs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unclear or doubtful in meanin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miable</text:p>
          </table:table-cell>
          <table:table-cell office:value-type="string" table:style-name="ce1">
            <text:p>'eɪmɪəb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agreeable; lovable</text:p>
          </table:table-cell>
          <table:table-cell office:value-type="string" table:style-name="ce1">
            <text:p>good-natured and likable; lovable; warmly friendl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nalogous</text:p>
          </table:table-cell>
          <table:table-cell office:value-type="string" table:style-name="ce1">
            <text:p>ə'næləg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comparable</text:p>
          </table:table-cell>
          <table:table-cell office:value-type="string" table:style-name="ce1">
            <text:p>comparable; similar or alik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nalogy</text:p>
          </table:table-cell>
          <table:table-cell office:value-type="string" table:style-name="ce1">
            <text:p>ə'nælədʒɪ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similarity; parallelism</text:p>
          </table:table-cell>
          <table:table-cell office:value-type="string" table:style-name="ce1">
            <text:p>similarity in some respects; comparison based on similarit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narchy</text:p>
          </table:table-cell>
          <table:table-cell office:value-type="string" table:style-name="ce1">
            <text:p>'ænəkɪ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lawlessness; disorder</text:p>
          </table:table-cell>
          <table:table-cell office:value-type="string" table:style-name="ce1">
            <text:p>absence of governing body; state of disorder; political disorder and confusi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nimus</text:p>
          </table:table-cell>
          <table:table-cell office:value-type="string" table:style-name="ce1">
            <text:p>'ænɪməs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enmity; disposition</text:p>
          </table:table-cell>
          <table:table-cell office:value-type="string" table:style-name="ce1">
            <text:p>feeling of enmity or ill will; attitude that informs one's actions; disposition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annals</text:p>
          </table:table-cell>
          <table:table-cell office:value-type="string" table:style-name="ce1">
            <text:p>'æn(ə)lz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records; history</text:p>
          </table:table-cell>
          <table:table-cell office:value-type="string" table:style-name="ce1">
            <text:p>chronological record of the events of successive year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anonymous</text:p>
          </table:table-cell>
          <table:table-cell office:value-type="string" table:style-name="ce1">
            <text:p>ə'nɒnɪm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unknown; nameless</text:p>
          </table:table-cell>
          <table:table-cell office:value-type="string" table:style-name="ce1">
            <text:p>having no name; having unknown or unacknowledged nam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nthology</text:p>
          </table:table-cell>
          <table:table-cell office:value-type="string" table:style-name="ce1">
            <text:p>æn'θɒlədʒɪ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collection</text:p>
          </table:table-cell>
          <table:table-cell office:value-type="string" table:style-name="ce1">
            <text:p>book of literary selections by various author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antithesis</text:p>
          </table:table-cell>
          <table:table-cell office:value-type="string" table:style-name="ce1">
            <text:p>æn'tɪθəsɪs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contrast</text:p>
          </table:table-cell>
          <table:table-cell office:value-type="string" table:style-name="ce1">
            <text:p>contrast; direct contrast; oppositi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pathetic</text:p>
          </table:table-cell>
          <table:table-cell office:value-type="string" table:style-name="ce1">
            <text:p>æpə'θɛtɪk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feeling or showing a lack of interest or concern; indifferen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pathy</text:p>
          </table:table-cell>
          <table:table-cell office:value-type="string" table:style-name="ce1">
            <text:p>'æpəθɪ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indifference</text:p>
          </table:table-cell>
          <table:table-cell office:value-type="string" table:style-name="ce1">
            <text:p>lack of caring; indifferenc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apprehend</text:p>
          </table:table-cell>
          <table:table-cell office:value-type="string" table:style-name="ce1">
            <text:p>æprɪ'hɛnd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arrest; perceive</text:p>
          </table:table-cell>
          <table:table-cell office:value-type="string" table:style-name="ce1">
            <text:p>take into custody; arrest a criminal; grasp mentally; perceiv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pprehensive</text:p>
          </table:table-cell>
          <table:table-cell office:value-type="string" table:style-name="ce1">
            <text:p>æprɪ'hɛnsɪv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capable of apprehending; knowing; conscious; relating to the faculty of apprehension; sensible; feeling; perceptiv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pprise</text:p>
          </table:table-cell>
          <table:table-cell office:value-type="string" table:style-name="ce1">
            <text:p>ə'praɪz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inform</text:p>
          </table:table-cell>
          <table:table-cell office:value-type="string" table:style-name="ce1">
            <text:p>inform; give notice to; make awar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approbation</text:p>
          </table:table-cell>
          <table:table-cell office:value-type="string" table:style-name="ce1">
            <text:p>æprə'beɪʃ(ə)n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approval</text:p>
          </table:table-cell>
          <table:table-cell office:value-type="string" table:style-name="ce1">
            <text:p>expression of warm approval; praise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pt</text:p>
          </table:table-cell>
          <table:table-cell office:value-type="string" table:style-name="ce1">
            <text:p>æp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appropriate; suitable</text:p>
          </table:table-cell>
          <table:table-cell office:value-type="string" table:style-name="ce1">
            <text:p>likely; exactly suitable; appropriate; quick to learn or understan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ptitude</text:p>
          </table:table-cell>
          <table:table-cell office:value-type="string" table:style-name="ce1">
            <text:p>æptɪtju:d; 'æptɪtud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intelligence; talent</text:p>
          </table:table-cell>
          <table:table-cell office:value-type="string" table:style-name="ce1">
            <text:p>inherent ability; quickness in learning and understanding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rbiter</text:p>
          </table:table-cell>
          <table:table-cell office:value-type="string" table:style-name="ce1">
            <text:p>'ɑrbɪtə(r)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judge</text:p>
          </table:table-cell>
          <table:table-cell office:value-type="string" table:style-name="ce1">
            <text:p>person with power to decide a dispute; judg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archetype</text:p>
          </table:table-cell>
          <table:table-cell office:value-type="string" table:style-name="ce1">
            <text:p>'ɑrkɪtaɪp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prototype</text:p>
          </table:table-cell>
          <table:table-cell office:value-type="string" table:style-name="ce1">
            <text:p>prototype; original model or type after which other similar things are patterne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rid</text:p>
          </table:table-cell>
          <table:table-cell office:value-type="string" table:style-name="ce1">
            <text:p>'ærɪd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dry; barren</text:p>
          </table:table-cell>
          <table:table-cell office:value-type="string" table:style-name="ce1">
            <text:p>dry; lacking moisture, especially having insufficient rainfall to support trees or plant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aristocracy</text:p>
          </table:table-cell>
          <table:table-cell office:value-type="string" table:style-name="ce1">
            <text:p>ærɪs'tɒkrəsɪ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hereditary nobility; privileged clas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rticulate</text:p>
          </table:table-cell>
          <table:table-cell office:value-type="string" table:style-name="ce1">
            <text:p>ɑr'tɪkjʊlə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effective; distinct</text:p>
          </table:table-cell>
          <table:table-cell office:value-type="string" table:style-name="ce1">
            <text:p>expressing oneself easily in clear and effective language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ascetic</text:p>
          </table:table-cell>
          <table:table-cell office:value-type="string" table:style-name="ce1">
            <text:p>ə'sɛtɪk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austere; severe</text:p>
          </table:table-cell>
          <table:table-cell office:value-type="string" table:style-name="ce1">
            <text:p>leading a life of self-discipline and self-denial; auste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assiduous</text:p>
          </table:table-cell>
          <table:table-cell office:value-type="string" table:style-name="ce1">
            <text:p>ə'sɪdjʊəs; ə'sɪdʒʊ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diligent; persistent</text:p>
          </table:table-cell>
          <table:table-cell office:value-type="string" table:style-name="ce1">
            <text:p>constant in application or attention; diligent; unceasing or persiste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asylum</text:p>
          </table:table-cell>
          <table:table-cell office:value-type="string" table:style-name="ce1">
            <text:p>ə'saɪləm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protection</text:p>
          </table:table-cell>
          <table:table-cell office:value-type="string" table:style-name="ce1">
            <text:p>place of refuge or shelter; protection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atheist</text:p>
          </table:table-cell>
          <table:table-cell office:value-type="string" table:style-name="ce1">
            <text:p>'eɪθiɪst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nonbeliever</text:p>
          </table:table-cell>
          <table:table-cell office:value-type="string" table:style-name="ce1">
            <text:p>nonbeliever; one who denies the existence of god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attribute</text:p>
          </table:table-cell>
          <table:table-cell office:value-type="string" table:style-name="ce1">
            <text:p>ə'trɪbju:t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trait</text:p>
          </table:table-cell>
          <table:table-cell office:value-type="string" table:style-name="ce1">
            <text:p>essential quality; reputation; honor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augment</text:p>
          </table:table-cell>
          <table:table-cell office:value-type="string" table:style-name="ce1">
            <text:p>ɔ:g'mɛn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increase</text:p>
          </table:table-cell>
          <table:table-cell office:value-type="string" table:style-name="ce1">
            <text:p>make greater, as in size, extent, or quantity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uspicious</text:p>
          </table:table-cell>
          <table:table-cell office:value-type="string" table:style-name="ce1">
            <text:p>ɔ:'spɪʃ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propitious</text:p>
          </table:table-cell>
          <table:table-cell office:value-type="string" table:style-name="ce1">
            <text:p>attended by favorable circumstances; marked by success; prosperous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uthentic</text:p>
          </table:table-cell>
          <table:table-cell office:value-type="string" table:style-name="ce1">
            <text:p>ɜr'θɛntɪk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genuine; real; valid; trustworthy</text:p>
          </table:table-cell>
          <table:table-cell office:value-type="string" table:style-name="ce1">
            <text:p>not counterfeit or copied; valid; trustworthy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utocratic</text:p>
          </table:table-cell>
          <table:table-cell office:value-type="string" table:style-name="ce1">
            <text:p>ɔtə'krætɪk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dictatorial</text:p>
          </table:table-cell>
          <table:table-cell office:value-type="string" table:style-name="ce1">
            <text:p>having absolute, unchecked power; dictatorial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avarice</text:p>
          </table:table-cell>
          <table:table-cell office:value-type="string" table:style-name="ce1">
            <text:p>'ævərɪs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greediness for wealth; insatiable desire of gain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wry</text:p>
          </table:table-cell>
          <table:table-cell office:value-type="string" table:style-name="ce1">
            <text:p>ə'raɪ</text:p>
          </table:table-cell>
          <table:table-cell office:value-type="string" table:style-name="ce1">
            <text:p>ad.</text:p>
          </table:table-cell>
          <table:table-cell office:value-type="string" table:style-name="ce1">
            <text:p>distorted; crooked ; askew; amiss</text:p>
          </table:table-cell>
          <table:table-cell office:value-type="string" table:style-name="ce1">
            <text:p>in a position that is turned toward one side; away from correct cour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banal</text:p>
          </table:table-cell>
          <table:table-cell office:value-type="string" table:style-name="ce1">
            <text:p>bə'nɑrl; 'beɪn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dull; commonplace; trite</text:p>
          </table:table-cell>
          <table:table-cell office:value-type="string" table:style-name="ce1">
            <text:p>obvious and dull; commonplace; lacking originality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bane</text:p>
          </table:table-cell>
          <table:table-cell office:value-type="string" table:style-name="ce1">
            <text:p>beɪn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curse</text:p>
          </table:table-cell>
          <table:table-cell office:value-type="string" table:style-name="ce1">
            <text:p>something causes misery or death; curse; fatal injury or ruin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banter</text:p>
          </table:table-cell>
          <table:table-cell office:value-type="string" table:style-name="ce1">
            <text:p>'bæntə(r)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good-humored, playful conversati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baton</text:p>
          </table:table-cell>
          <table:table-cell office:value-type="string" table:style-name="ce1">
            <text:p>bæt(ə)n; bə'tɒn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a staff or truncheon, used for various purposes, as one of a conductor in musical performances, one transferred by runners in a relay rac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belie</text:p>
          </table:table-cell>
          <table:table-cell office:value-type="string" table:style-name="ce1">
            <text:p>bɪ'laɪ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contradict</text:p>
          </table:table-cell>
          <table:table-cell office:value-type="string" table:style-name="ce1">
            <text:p>contradict; give a false impression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bellicose</text:p>
          </table:table-cell>
          <table:table-cell office:value-type="string" table:style-name="ce1">
            <text:p>'bɛlɪkoʊ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warlike; belligerent</text:p>
          </table:table-cell>
          <table:table-cell office:value-type="string" table:style-name="ce1">
            <text:p>warlike or hostile in manner or temperament; showing or having impulse to be combativ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benevolent</text:p>
          </table:table-cell>
          <table:table-cell office:value-type="string" table:style-name="ce1">
            <text:p>bɪ'nɛvələn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generous; charitable</text:p>
          </table:table-cell>
          <table:table-cell office:value-type="string" table:style-name="ce1">
            <text:p>generous in providing aid to others; charitabl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besmirch</text:p>
          </table:table-cell>
          <table:table-cell office:value-type="string" table:style-name="ce1">
            <text:p>bɪ'smɜrtʃ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soil, smear so as to make dirty or staine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biased</text:p>
          </table:table-cell>
          <table:table-cell office:value-type="string" table:style-name="ce1">
            <text:p>'baɪəs(ɪ)d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lanted; prejudiced</text:p>
          </table:table-cell>
          <table:table-cell office:value-type="string" table:style-name="ce1">
            <text:p>favoring one person or side over another; prejudice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bizarre</text:p>
          </table:table-cell>
          <table:table-cell office:value-type="string" table:style-name="ce1">
            <text:p>bɪ'zɑr(r)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fantastic</text:p>
          </table:table-cell>
          <table:table-cell office:value-type="string" table:style-name="ce1">
            <text:p>fantastic; violently contrasting; strangely unconventional in style or appearanc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bland</text:p>
          </table:table-cell>
          <table:table-cell office:value-type="string" table:style-name="ce1">
            <text:p>blænd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oothing; mild; agreeable</text:p>
          </table:table-cell>
          <table:table-cell office:value-type="string" table:style-name="ce1">
            <text:p>lacking stimulating or mild; agreeabl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blandishment</text:p>
          </table:table-cell>
          <table:table-cell office:value-type="string" table:style-name="ce1">
            <text:p>'blændɪʃmənt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flattery</text:p>
          </table:table-cell>
          <table:table-cell office:value-type="string" table:style-name="ce1">
            <text:p>flattery; speech or action expressive of affection or kindness, and tending to win the heart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blemish</text:p>
          </table:table-cell>
          <table:table-cell office:value-type="string" table:style-name="ce1">
            <text:p>'blɛmɪʃ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mark with deformity; injure or impair, as anything which is excellent; make defective, either the body or mind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blight</text:p>
          </table:table-cell>
          <table:table-cell office:value-type="string" table:style-name="ce1">
            <text:p>blaɪt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blast; prevent the growth and fertility of; destroy the happiness of; ruin; frustrat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blithe</text:p>
          </table:table-cell>
          <table:table-cell office:value-type="string" table:style-name="ce1">
            <text:p>blaɪð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gay; joyous; heedless</text:p>
          </table:table-cell>
          <table:table-cell office:value-type="string" table:style-name="ce1">
            <text:p>gay; joyous; carefree and lighthearted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bombastic</text:p>
          </table:table-cell>
          <table:table-cell office:value-type="string" table:style-name="ce1">
            <text:p>bɒm'bæstɪk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pompous</text:p>
          </table:table-cell>
          <table:table-cell office:value-type="string" table:style-name="ce1">
            <text:p>pompous; using inflated language; high-sounding but with little meanin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boorish</text:p>
          </table:table-cell>
          <table:table-cell office:value-type="string" table:style-name="ce1">
            <text:p>'bʊərɪʃ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rude; clumsy; illiterate</text:p>
          </table:table-cell>
          <table:table-cell office:value-type="string" table:style-name="ce1">
            <text:p>rude and clumsy in behavior; ungentlemanly; awkward in manner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bucolic</text:p>
          </table:table-cell>
          <table:table-cell office:value-type="string" table:style-name="ce1">
            <text:p>bju:'kɒlɪk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rustic; pastoral</text:p>
          </table:table-cell>
          <table:table-cell office:value-type="string" table:style-name="ce1">
            <text:p>rustic; pastoral; agricultural; relating to country affairs, or to shepherd's life and occupation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buffoon</text:p>
          </table:table-cell>
          <table:table-cell office:value-type="string" table:style-name="ce1">
            <text:p>bʌ'fu:n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one who makes a practice of amusing others by low tricks, antic gestures; droll; mimic; clow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bulwark</text:p>
          </table:table-cell>
          <table:table-cell office:value-type="string" table:style-name="ce1">
            <text:p>'bʊlwək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earthwork or other strong defense; person who defend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bumptious</text:p>
          </table:table-cell>
          <table:table-cell office:value-type="string" table:style-name="ce1">
            <text:p>'bʌmpʃəs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offensively self-assertive; liable to give or take offense; forward; pushing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cabal</text:p>
          </table:table-cell>
          <table:table-cell office:value-type="string" table:style-name="ce1">
            <text:p>kə'bæl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small group of persons secretly united to promote their own interest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cacophonous</text:p>
          </table:table-cell>
          <table:table-cell office:value-type="string" table:style-name="ce1">
            <text:p>kə'kɒfən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discordant; inharmonious</text:p>
          </table:table-cell>
          <table:table-cell office:value-type="string" table:style-name="ce1">
            <text:p>discordant; inharmonious; sounding harshly; ill-sounding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cadaverous</text:p>
          </table:table-cell>
          <table:table-cell office:value-type="string" table:style-name="ce1">
            <text:p>kə'dævər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pale</text:p>
          </table:table-cell>
          <table:table-cell office:value-type="string" table:style-name="ce1">
            <text:p>like corpse; pale; Having appearance or color of dead human bod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callous</text:p>
          </table:table-cell>
          <table:table-cell office:value-type="string" table:style-name="ce1">
            <text:p>'kæləs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emotionally hardened; unfeeling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candid</text:p>
          </table:table-cell>
          <table:table-cell office:value-type="string" table:style-name="ce1">
            <text:p>'kændɪd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traightforward; frank</text:p>
          </table:table-cell>
          <table:table-cell office:value-type="string" table:style-name="ce1">
            <text:p>straightforward; frank; free from prejudice; imparti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candor</text:p>
          </table:table-cell>
          <table:table-cell office:value-type="string" table:style-name="ce1">
            <text:p>kændə(r)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frankness</text:p>
          </table:table-cell>
          <table:table-cell office:value-type="string" table:style-name="ce1">
            <text:p>frankness; quality of being honest and straightforward in attitude and speech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cantankerous</text:p>
          </table:table-cell>
          <table:table-cell office:value-type="string" table:style-name="ce1">
            <text:p>kæn'tæŋkər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irritable</text:p>
          </table:table-cell>
          <table:table-cell office:value-type="string" table:style-name="ce1">
            <text:p>ill humored; irritable; marked by ill-tempered contradiction or opposition; ugly; maliciou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capricious</text:p>
          </table:table-cell>
          <table:table-cell office:value-type="string" table:style-name="ce1">
            <text:p>kə'prɪʃ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unpredictable; fickle; arbitrary</text:p>
          </table:table-cell>
          <table:table-cell office:value-type="string" table:style-name="ce1">
            <text:p>fickle; impulsive and unpredictable; apt to change opinions suddenly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captious</text:p>
          </table:table-cell>
          <table:table-cell office:value-type="string" table:style-name="ce1">
            <text:p>'kæpʃəs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intended to confuse in an argumen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caricature</text:p>
          </table:table-cell>
          <table:table-cell office:value-type="string" table:style-name="ce1">
            <text:p>kærɪkə'tjʊə(r)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distortion; burlesque</text:p>
          </table:table-cell>
          <table:table-cell office:value-type="string" table:style-name="ce1">
            <text:p>representation that is deliberately exaggerated to produce a comic effec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castigate</text:p>
          </table:table-cell>
          <table:table-cell office:value-type="string" table:style-name="ce1">
            <text:p>'kæstɪgeɪ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punish</text:p>
          </table:table-cell>
          <table:table-cell office:value-type="string" table:style-name="ce1">
            <text:p>criticize severely; punish; revise or make corrections to publicatio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celestial</text:p>
          </table:table-cell>
          <table:table-cell office:value-type="string" table:style-name="ce1">
            <text:p>sɪ'lɛstɪə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heavenly</text:p>
          </table:table-cell>
          <table:table-cell office:value-type="string" table:style-name="ce1">
            <text:p>relating to the sky or the heavens; supremely good; god or angel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chauvinist</text:p>
          </table:table-cell>
          <table:table-cell office:value-type="string" table:style-name="ce1">
            <text:p>'ʃoʊvɪnɪst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person with prejudiced belief in superiority of own kin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chicanery</text:p>
          </table:table-cell>
          <table:table-cell office:value-type="string" table:style-name="ce1">
            <text:p>ʃɪ'keɪnərɪ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trickery; deception</text:p>
          </table:table-cell>
          <table:table-cell office:value-type="string" table:style-name="ce1">
            <text:p>mean or unfair artifice to obscure truth; deception by trickery or sophistry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chronic</text:p>
          </table:table-cell>
          <table:table-cell office:value-type="string" table:style-name="ce1">
            <text:p>'krɒnɪk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lasting for long period; marked by frequent recurrence, as certain disease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circumspect</text:p>
          </table:table-cell>
          <table:table-cell office:value-type="string" table:style-name="ce1">
            <text:p>'sɜrkəmspɛk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prudent; cautious</text:p>
          </table:table-cell>
          <table:table-cell office:value-type="string" table:style-name="ce1">
            <text:p>carefully aware of all circumstances; cautiou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circumvent</text:p>
          </table:table-cell>
          <table:table-cell office:value-type="string" table:style-name="ce1">
            <text:p>sɜrkəm'vɛn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outwit</text:p>
          </table:table-cell>
          <table:table-cell office:value-type="string" table:style-name="ce1">
            <text:p>surround; enclose or entrapoutwit; beat through cleverness and w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civil</text:p>
          </table:table-cell>
          <table:table-cell office:value-type="string" table:style-name="ce1">
            <text:p>'sɪv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civic</text:p>
          </table:table-cell>
          <table:table-cell office:value-type="string" table:style-name="ce1">
            <text:p>having to do with citizens or the state; courteous and polit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clamorous</text:p>
          </table:table-cell>
          <table:table-cell office:value-type="string" table:style-name="ce1">
            <text:p>'klæmərəs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speaking and repeating loud words; full of clamor; calling or demanding loudly or urgently; vociferous; noisy; bawling; loud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clandestine</text:p>
          </table:table-cell>
          <table:table-cell office:value-type="string" table:style-name="ce1">
            <text:p>klæn'dɛstɪn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ecret</text:p>
          </table:table-cell>
          <table:table-cell office:value-type="string" table:style-name="ce1">
            <text:p>secret; conducted with or marked by hidden aims or method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coalesce</text:p>
          </table:table-cell>
          <table:table-cell office:value-type="string" table:style-name="ce1">
            <text:p>koʊə'lɛs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combine; fuse; mix</text:p>
          </table:table-cell>
          <table:table-cell office:value-type="string" table:style-name="ce1">
            <text:p>combine; fuse; grow together; come together so as to form one whole; uni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coalition</text:p>
          </table:table-cell>
          <table:table-cell office:value-type="string" table:style-name="ce1">
            <text:p>koʊə'lɪʃ(ə)n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partnership; league; union</text:p>
          </table:table-cell>
          <table:table-cell office:value-type="string" table:style-name="ce1">
            <text:p>partnership; league; state of being combined into one bod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coercion</text:p>
          </table:table-cell>
          <table:table-cell office:value-type="string" table:style-name="ce1">
            <text:p>koʊ'ɛrfɛn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use of force to get someone to obey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cogent</text:p>
          </table:table-cell>
          <table:table-cell office:value-type="string" table:style-name="ce1">
            <text:p>'koʊdʒən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convincing</text:p>
          </table:table-cell>
          <table:table-cell office:value-type="string" table:style-name="ce1">
            <text:p>reasonable and convincing; based on evidence; forcefully persuasiv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collusion</text:p>
          </table:table-cell>
          <table:table-cell office:value-type="string" table:style-name="ce1">
            <text:p>kə'lu:ʒ(ə)n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secret agreement for an illegal purpose; conspiracy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commodious</text:p>
          </table:table-cell>
          <table:table-cell office:value-type="string" table:style-name="ce1">
            <text:p>kə'moʊdɪəs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spacious and comfortable; fit; proper; convenient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compatible</text:p>
          </table:table-cell>
          <table:table-cell office:value-type="string" table:style-name="ce1">
            <text:p>kəm'pætɪb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harmonious</text:p>
          </table:table-cell>
          <table:table-cell office:value-type="string" table:style-name="ce1">
            <text:p>harmonious; having similar disposition and taste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compensation</text:p>
          </table:table-cell>
          <table:table-cell office:value-type="string" table:style-name="ce1">
            <text:p>kɒmpɛn'seɪʃ(ə)n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something given or received as payment as for a service or loss or injury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compunction</text:p>
          </table:table-cell>
          <table:table-cell office:value-type="string" table:style-name="ce1">
            <text:p>kəm'pʌŋkʃ(ə)n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feeling of deep regret; strong uneasiness caused by a sense of guil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concede</text:p>
          </table:table-cell>
          <table:table-cell office:value-type="string" table:style-name="ce1">
            <text:p>kən'si:d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admit; yield</text:p>
          </table:table-cell>
          <table:table-cell office:value-type="string" table:style-name="ce1">
            <text:p>admit; yield; give up physical control of anothe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condole</text:p>
          </table:table-cell>
          <table:table-cell office:value-type="string" table:style-name="ce1">
            <text:p>kən'doʊl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grieve</text:p>
          </table:table-cell>
          <table:table-cell office:value-type="string" table:style-name="ce1">
            <text:p>grieve; express sympathy; speak sympathetically to one in pain, grief, or misfortun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condolence</text:p>
          </table:table-cell>
          <table:table-cell office:value-type="string" table:style-name="ce1">
            <text:p>kən'doʊləns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expression of sympathy with another in sorrow or grief.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confederate</text:p>
          </table:table-cell>
          <table:table-cell office:value-type="string" table:style-name="ce1">
            <text:p>kən'fɛdərət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ally; collaborator</text:p>
          </table:table-cell>
          <table:table-cell office:value-type="string" table:style-name="ce1">
            <text:p>ally; form a group or unite 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congenial</text:p>
          </table:table-cell>
          <table:table-cell office:value-type="string" table:style-name="ce1">
            <text:p>kən'dʒi:nɪə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compatible</text:p>
          </table:table-cell>
          <table:table-cell office:value-type="string" table:style-name="ce1">
            <text:p>compatibl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conjecture</text:p>
          </table:table-cell>
          <table:table-cell office:value-type="string" table:style-name="ce1">
            <text:p>kən'dʒɛktʃə(r)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believe especially on uncertain or tentative ground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consensus</text:p>
          </table:table-cell>
          <table:table-cell office:value-type="string" table:style-name="ce1">
            <text:p>kən'sɛnsəs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Agreement; accord</text:p>
          </table:table-cell>
          <table:table-cell office:value-type="string" table:style-name="ce1">
            <text:p>general agreement or accord; opinion reached by a group as a whol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consternation</text:p>
          </table:table-cell>
          <table:table-cell office:value-type="string" table:style-name="ce1">
            <text:p>kɒnstə'neɪʃ(ə)n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dismay; shock; fear</text:p>
          </table:table-cell>
          <table:table-cell office:value-type="string" table:style-name="ce1">
            <text:p>intense state of fear or dismay; astonishment combined with terro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construction</text:p>
          </table:table-cell>
          <table:table-cell office:value-type="string" table:style-name="ce1">
            <text:p>kən'strʌkʃ(ə)n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act of constructing or building something 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consummate</text:p>
          </table:table-cell>
          <table:table-cell office:value-type="string" table:style-name="ce1">
            <text:p>'kɒnsəmeɪt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carried to the utmost extent or degree; of the highest quality; complete; perfec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contemptuous</text:p>
          </table:table-cell>
          <table:table-cell office:value-type="string" table:style-name="ce1">
            <text:p>kən'tɛmptjʊ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cornful</text:p>
          </table:table-cell>
          <table:table-cell office:value-type="string" table:style-name="ce1">
            <text:p>scornful; expressing contempt; showing a lack of respec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convivial</text:p>
          </table:table-cell>
          <table:table-cell office:value-type="string" table:style-name="ce1">
            <text:p>kən'vɪvɪə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festive</text:p>
          </table:table-cell>
          <table:table-cell office:value-type="string" table:style-name="ce1">
            <text:p>festive; occupied with or fond of the pleasures of good company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copious</text:p>
          </table:table-cell>
          <table:table-cell office:value-type="string" table:style-name="ce1">
            <text:p>'koʊpɪ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plentiful</text:p>
          </table:table-cell>
          <table:table-cell office:value-type="string" table:style-name="ce1">
            <text:p>plentiful; containing plenty; affording ample supply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corpulent</text:p>
          </table:table-cell>
          <table:table-cell office:value-type="string" table:style-name="ce1">
            <text:p>'kɔ:pjʊlən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fat</text:p>
          </table:table-cell>
          <table:table-cell office:value-type="string" table:style-name="ce1">
            <text:p>very fat; large in body; overweigh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cosmopolitan</text:p>
          </table:table-cell>
          <table:table-cell office:value-type="string" table:style-name="ce1">
            <text:p>kɒzmə'pɒlɪt(ə)n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ophisticated</text:p>
          </table:table-cell>
          <table:table-cell office:value-type="string" table:style-name="ce1">
            <text:p>sophisticated; of worldwide scope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coterie</text:p>
          </table:table-cell>
          <table:table-cell office:value-type="string" table:style-name="ce1">
            <text:p>'koʊtərɪ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group that meets socially; an exclusive circle of people with common purpos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countenance</text:p>
          </table:table-cell>
          <table:table-cell office:value-type="string" table:style-name="ce1">
            <text:p>'kaʊntɪnəns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approve; tolerate</text:p>
          </table:table-cell>
          <table:table-cell office:value-type="string" table:style-name="ce1">
            <text:p>give sanction or support to; tolerate or approv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credence</text:p>
          </table:table-cell>
          <table:table-cell office:value-type="string" table:style-name="ce1">
            <text:p>'kri:dəns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credit; faith</text:p>
          </table:table-cell>
          <table:table-cell office:value-type="string" table:style-name="ce1">
            <text:p>credit; faith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credible</text:p>
          </table:table-cell>
          <table:table-cell office:value-type="string" table:style-name="ce1">
            <text:p>'krɛdɪb(ə)l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capable of being credited or believed; worthy of belief; entitled to confidence; trustworthy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credulous</text:p>
          </table:table-cell>
          <table:table-cell office:value-type="string" table:style-name="ce1">
            <text:p>krɛdjʊləs; 'krɛdʒələs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apt to believe on slight evidence; easily imposed upon; unsuspecting; believed too readily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cringe</text:p>
          </table:table-cell>
          <table:table-cell office:value-type="string" table:style-name="ce1">
            <text:p>krɪndʒ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shrink or recoil, as in fear, disgust or embarrassment; bend or crouch with base humility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crucial</text:p>
          </table:table-cell>
          <table:table-cell office:value-type="string" table:style-name="ce1">
            <text:p>'kru:ʃ(ə)l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of extreme importance; vital to the resolution of a crisis; of the greatest importanc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cryptic</text:p>
          </table:table-cell>
          <table:table-cell office:value-type="string" table:style-name="ce1">
            <text:p>'krɪptɪk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having hidden meaning; mystifying; using code or ciph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curb</text:p>
          </table:table-cell>
          <table:table-cell office:value-type="string" table:style-name="ce1">
            <text:p>kɜrb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bend or curve; guide and manage, or restrai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cursory</text:p>
          </table:table-cell>
          <table:table-cell office:value-type="string" table:style-name="ce1">
            <text:p>'kɜrsərɪ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casual</text:p>
          </table:table-cell>
          <table:table-cell office:value-type="string" table:style-name="ce1">
            <text:p>casual; brief or broad; not cautious, nor detaile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curt</text:p>
          </table:table-cell>
          <table:table-cell office:value-type="string" table:style-name="ce1">
            <text:p>kɜrt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having been shortened; effectively cut short; rudely brief or abrupt, as in speech or manner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cynical</text:p>
          </table:table-cell>
          <table:table-cell office:value-type="string" table:style-name="ce1">
            <text:p>'sɪnɪk(ə)l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skeptical of motives of others; selfishly calculating; negative or pessimistic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dearth</text:p>
          </table:table-cell>
          <table:table-cell office:value-type="string" table:style-name="ce1">
            <text:p>dɜrθ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scarcity</text:p>
          </table:table-cell>
          <table:table-cell office:value-type="string" table:style-name="ce1">
            <text:p>scarcity; shortage of food; famine from failure or loss of crop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deference</text:p>
          </table:table-cell>
          <table:table-cell office:value-type="string" table:style-name="ce1">
            <text:p>'dɛfərəns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respect</text:p>
          </table:table-cell>
          <table:table-cell office:value-type="string" table:style-name="ce1">
            <text:p>willingness to carry out the wishes of others; great respec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deity</text:p>
          </table:table-cell>
          <table:table-cell office:value-type="string" table:style-name="ce1">
            <text:p>'di:ɪtɪ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god; divinity</text:p>
          </table:table-cell>
          <table:table-cell office:value-type="string" table:style-name="ce1">
            <text:p>god; divinity; supernatural things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delectable</text:p>
          </table:table-cell>
          <table:table-cell office:value-type="string" table:style-name="ce1">
            <text:p>dɪ'lɛktəb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delightful; delicious</text:p>
          </table:table-cell>
          <table:table-cell office:value-type="string" table:style-name="ce1">
            <text:p>delightful; delicious; extremely pleasing to the sense of tast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delete</text:p>
          </table:table-cell>
          <table:table-cell office:value-type="string" table:style-name="ce1">
            <text:p>dɪ'li: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erase</text:p>
          </table:table-cell>
          <table:table-cell office:value-type="string" table:style-name="ce1">
            <text:p>erase; strike out; remove or make invisibl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delineate</text:p>
          </table:table-cell>
          <table:table-cell office:value-type="string" table:style-name="ce1">
            <text:p>dɪ'lɪnɪeɪ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portray; depict; sketch</text:p>
          </table:table-cell>
          <table:table-cell office:value-type="string" table:style-name="ce1">
            <text:p>portray; depict; draw or trace outline of; sketch ou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delinquent</text:p>
          </table:table-cell>
          <table:table-cell office:value-type="string" table:style-name="ce1">
            <text:p>dɪ'lɪŋkwənt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failing in duty; offending by neglect of duty.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deluge</text:p>
          </table:table-cell>
          <table:table-cell office:value-type="string" table:style-name="ce1">
            <text:p>'dɛlju:dʒ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flood; rush</text:p>
          </table:table-cell>
          <table:table-cell office:value-type="string" table:style-name="ce1">
            <text:p>great flood; heavy downpour; any overflowing of wat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demagogue</text:p>
          </table:table-cell>
          <table:table-cell office:value-type="string" table:style-name="ce1">
            <text:p>'dɛməgɒg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person who appeals to people's prejudice; false leader of peopl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demeanor</text:p>
          </table:table-cell>
          <table:table-cell office:value-type="string" table:style-name="ce1">
            <text:p>dɪ'mi:nə(r)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behavior</text:p>
          </table:table-cell>
          <table:table-cell office:value-type="string" table:style-name="ce1">
            <text:p>conduct; management; way in which a person behav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demure</text:p>
          </table:table-cell>
          <table:table-cell office:value-type="string" table:style-name="ce1">
            <text:p>dɪ'mjʊə(r)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grave; serious</text:p>
          </table:table-cell>
          <table:table-cell office:value-type="string" table:style-name="ce1">
            <text:p>modest and reserved in manner or behavio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denounce</text:p>
          </table:table-cell>
          <table:table-cell office:value-type="string" table:style-name="ce1">
            <text:p>dɪ'naʊns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condemn; criticize; announce</text:p>
          </table:table-cell>
          <table:table-cell office:value-type="string" table:style-name="ce1">
            <text:p>condemn openly; criticize; make known in formal manner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deplete</text:p>
          </table:table-cell>
          <table:table-cell office:value-type="string" table:style-name="ce1">
            <text:p>dɪ'pli: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reduce; exhaust</text:p>
          </table:table-cell>
          <table:table-cell office:value-type="string" table:style-name="ce1">
            <text:p>decrease fullness of; use up or empty out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deprecate</text:p>
          </table:table-cell>
          <table:table-cell office:value-type="string" table:style-name="ce1">
            <text:p>'dɛprɪkeɪ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belittle</text:p>
          </table:table-cell>
          <table:table-cell office:value-type="string" table:style-name="ce1">
            <text:p>express disapproval of; protest against; belitt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depreciate</text:p>
          </table:table-cell>
          <table:table-cell office:value-type="string" table:style-name="ce1">
            <text:p>dɪ'pri:ʃɪeɪt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lessen price or value of; think or speak of as being of little worth; belitt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devastation</text:p>
          </table:table-cell>
          <table:table-cell office:value-type="string" table:style-name="ce1">
            <text:p>dɛvəs'teɪʃən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an event that results in total destruction; the state of being decayed or destroyed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devious</text:p>
          </table:table-cell>
          <table:table-cell office:value-type="string" table:style-name="ce1">
            <text:p>'di:vɪəs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departing from correct or accepted way; misleading; not straightforwar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devoid</text:p>
          </table:table-cell>
          <table:table-cell office:value-type="string" table:style-name="ce1">
            <text:p>dɪ'vɔɪd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barren; empty</text:p>
          </table:table-cell>
          <table:table-cell office:value-type="string" table:style-name="ce1">
            <text:p>completely lacking; barren or empty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devout</text:p>
          </table:table-cell>
          <table:table-cell office:value-type="string" table:style-name="ce1">
            <text:p>dɪ'vaʊ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pious</text:p>
          </table:table-cell>
          <table:table-cell office:value-type="string" table:style-name="ce1">
            <text:p>expressing devotion or piety; earnest in religious fiel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dilemma</text:p>
          </table:table-cell>
          <table:table-cell office:value-type="string" table:style-name="ce1">
            <text:p>daɪ'lɛmə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predicament</text:p>
          </table:table-cell>
          <table:table-cell office:value-type="string" table:style-name="ce1">
            <text:p>predicament; state of uncertainty or between equally unfavorable options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disconcert</text:p>
          </table:table-cell>
          <table:table-cell office:value-type="string" table:style-name="ce1">
            <text:p>dɪskən'sɜr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confuse; upset; embarrass</text:p>
          </table:table-cell>
          <table:table-cell office:value-type="string" table:style-name="ce1">
            <text:p>confuse; frustrate by throwing into disorder; embarras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disconsolate</text:p>
          </table:table-cell>
          <table:table-cell office:value-type="string" table:style-name="ce1">
            <text:p>dɪs'kɒnsələ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sad; cheerless; gloomy; hopeless or not expecti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discourse</text:p>
          </table:table-cell>
          <table:table-cell office:value-type="string" table:style-name="ce1">
            <text:p>'dɪskɔ:s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conversation</text:p>
          </table:table-cell>
          <table:table-cell office:value-type="string" table:style-name="ce1">
            <text:p>formal, lengthy discussion of a subject; verbal exchange; conversation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discrete</text:p>
          </table:table-cell>
          <table:table-cell office:value-type="string" table:style-name="ce1">
            <text:p>dɪ'skri: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eparate; distinct</text:p>
          </table:table-cell>
          <table:table-cell office:value-type="string" table:style-name="ce1">
            <text:p>separate; consisting of unconnected distinct part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discursive</text:p>
          </table:table-cell>
          <table:table-cell office:value-type="string" table:style-name="ce1">
            <text:p>dɪ'skɜrsɪv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tending to depart from main point or cover a wide range of subject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disparate</text:p>
          </table:table-cell>
          <table:table-cell office:value-type="string" table:style-name="ce1">
            <text:p>'dɪspərə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unrelated</text:p>
          </table:table-cell>
          <table:table-cell office:value-type="string" table:style-name="ce1">
            <text:p>fundamentally distinct or different in kind; entirely dissimila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disparity</text:p>
          </table:table-cell>
          <table:table-cell office:value-type="string" table:style-name="ce1">
            <text:p>dɪ'spærɪtɪ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difference</text:p>
          </table:table-cell>
          <table:table-cell office:value-type="string" table:style-name="ce1">
            <text:p>difference; condition or fact of being unequal, as in age, rank, or degre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dispassionate</text:p>
          </table:table-cell>
          <table:table-cell office:value-type="string" table:style-name="ce1">
            <text:p>dɪ'spæʃ(ə)nə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calm; impartial</text:p>
          </table:table-cell>
          <table:table-cell office:value-type="string" table:style-name="ce1">
            <text:p>calm; impartial; unaffected by strong emotion or prejudic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dispatch</text:p>
          </table:table-cell>
          <table:table-cell office:value-type="string" table:style-name="ce1">
            <text:p>dɪ'spætʃ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expedition; sending off</text:p>
          </table:table-cell>
          <table:table-cell office:value-type="string" table:style-name="ce1">
            <text:p>act of sending off something; property of being prompt and efficient; message usually sent in hast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dispel</text:p>
          </table:table-cell>
          <table:table-cell office:value-type="string" table:style-name="ce1">
            <text:p>dɪ'spɛl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scatter</text:p>
          </table:table-cell>
          <table:table-cell office:value-type="string" table:style-name="ce1">
            <text:p>scatter; drive away; cause to vanish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dissent</text:p>
          </table:table-cell>
          <table:table-cell office:value-type="string" table:style-name="ce1">
            <text:p>dɪ'sɛn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disagree</text:p>
          </table:table-cell>
          <table:table-cell office:value-type="string" table:style-name="ce1">
            <text:p>differ in opinion or feeling; withhold assent or approva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dissolute</text:p>
          </table:table-cell>
          <table:table-cell office:value-type="string" table:style-name="ce1">
            <text:p>'dɪsəlu:t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lacking moral restraint; indulging in sensual pleasures or vice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distraught</text:p>
          </table:table-cell>
          <table:table-cell office:value-type="string" table:style-name="ce1">
            <text:p>dɪ'strɔ: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upset</text:p>
          </table:table-cell>
          <table:table-cell office:value-type="string" table:style-name="ce1">
            <text:p>deeply agitated, as from emotional conflict; mad; insan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diverse</text:p>
          </table:table-cell>
          <table:table-cell office:value-type="string" table:style-name="ce1">
            <text:p>daɪ'vɜr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various</text:p>
          </table:table-cell>
          <table:table-cell office:value-type="string" table:style-name="ce1">
            <text:p>differing in some characteristics; variou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diversify</text:p>
          </table:table-cell>
          <table:table-cell office:value-type="string" table:style-name="ce1">
            <text:p>daɪ'vɜrsɪfaɪ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vary</text:p>
          </table:table-cell>
          <table:table-cell office:value-type="string" table:style-name="ce1">
            <text:p>give variety to; spread out activities or investment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divulge</text:p>
          </table:table-cell>
          <table:table-cell office:value-type="string" table:style-name="ce1">
            <text:p>daɪ'vʌldʒ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reveal</text:p>
          </table:table-cell>
          <table:table-cell office:value-type="string" table:style-name="ce1">
            <text:p>reveal; make known to publi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dogmatic</text:p>
          </table:table-cell>
          <table:table-cell office:value-type="string" table:style-name="ce1">
            <text:p>dɒg'mætɪk; dɔ:gmætɪk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opinionated; doctrinal</text:p>
          </table:table-cell>
          <table:table-cell office:value-type="string" table:style-name="ce1">
            <text:p>stubbornly adhering to insufficiently proven beliefs; inflexible, rigi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daɪ'næmɪk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energetic</text:p>
          </table:table-cell>
          <table:table-cell office:value-type="string" table:style-name="ce1">
            <text:p>energetic; vigorously activ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ecclesiastic</text:p>
          </table:table-cell>
          <table:table-cell office:value-type="string" table:style-name="ce1">
            <text:p>ɪkli:zɪ'æstɪk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pertaining to church, specifically, to ministry or administration of church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edict</text:p>
          </table:table-cell>
          <table:table-cell office:value-type="string" table:style-name="ce1">
            <text:p>'i:dɪkt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decree ,especially issued by a sovereign; official command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edify</text:p>
          </table:table-cell>
          <table:table-cell office:value-type="string" table:style-name="ce1">
            <text:p>'ɛdɪfaɪ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instruct</text:p>
          </table:table-cell>
          <table:table-cell office:value-type="string" table:style-name="ce1">
            <text:p>instruct or correct, especially so as to encourage intellectual, moral, or spiritual improvemen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egregious</text:p>
          </table:table-cell>
          <table:table-cell office:value-type="string" table:style-name="ce1">
            <text:p>ɪ'gri:dʒ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notorious</text:p>
          </table:table-cell>
          <table:table-cell office:value-type="string" table:style-name="ce1">
            <text:p>notorious; conspicuously bad or shockin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elicit</text:p>
          </table:table-cell>
          <table:table-cell office:value-type="string" table:style-name="ce1">
            <text:p>ɪ'lɪsɪ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provoke</text:p>
          </table:table-cell>
          <table:table-cell office:value-type="string" table:style-name="ce1">
            <text:p>draw out; bring forth or to light; generate or provoke as response or answer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elucidate</text:p>
          </table:table-cell>
          <table:table-cell office:value-type="string" table:style-name="ce1">
            <text:p>ɪ'lu:sɪdeɪ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explain; enlighten</text:p>
          </table:table-cell>
          <table:table-cell office:value-type="string" table:style-name="ce1">
            <text:p>make clear or plain, especially by explanation; clarify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emissary</text:p>
          </table:table-cell>
          <table:table-cell office:value-type="string" table:style-name="ce1">
            <text:p>'ɛmɪsərɪ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agent; messenger</text:p>
          </table:table-cell>
          <table:table-cell office:value-type="string" table:style-name="ce1">
            <text:p>agent sent on a mission to represent or advance the interests of another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engender</text:p>
          </table:table-cell>
          <table:table-cell office:value-type="string" table:style-name="ce1">
            <text:p>ɪn'dʒɛndə(r)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cause; produce</text:p>
          </table:table-cell>
          <table:table-cell office:value-type="string" table:style-name="ce1">
            <text:p>cause; bring into existence; give rise t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ennui</text:p>
          </table:table-cell>
          <table:table-cell office:value-type="string" table:style-name="ce1">
            <text:p>ɒn'wi: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feeling of being bored by something tediou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ensue</text:p>
          </table:table-cell>
          <table:table-cell office:value-type="string" table:style-name="ce1">
            <text:p>ɪn'sju:; ɪn'su: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follow</text:p>
          </table:table-cell>
          <table:table-cell office:value-type="string" table:style-name="ce1">
            <text:p>pursue; follow or come afterward; follow as a consequenc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entreat</text:p>
          </table:table-cell>
          <table:table-cell office:value-type="string" table:style-name="ce1">
            <text:p>ɪn'tri: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plead</text:p>
          </table:table-cell>
          <table:table-cell office:value-type="string" table:style-name="ce1">
            <text:p>plead; make earnest request of; ask for earnestly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ephemeral</text:p>
          </table:table-cell>
          <table:table-cell office:value-type="string" table:style-name="ce1">
            <text:p>ɪ'fɛmərəl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short-lived; enduring a very short tim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epitaph</text:p>
          </table:table-cell>
          <table:table-cell office:value-type="string" table:style-name="ce1">
            <text:p>'ɛpɪtɑrf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inscription on tombstone in memory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epithet</text:p>
          </table:table-cell>
          <table:table-cell office:value-type="string" table:style-name="ce1">
            <text:p>'ɛpɪθɛt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word or phrase characteristically used to describe a person or thi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equable</text:p>
          </table:table-cell>
          <table:table-cell office:value-type="string" table:style-name="ce1">
            <text:p>'ɛkwəb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tranquil; uniform</text:p>
          </table:table-cell>
          <table:table-cell office:value-type="string" table:style-name="ce1">
            <text:p>tranquil; not varying; uniform; not easily disturbed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equanimity</text:p>
          </table:table-cell>
          <table:table-cell office:value-type="string" table:style-name="ce1">
            <text:p>i:kwə'nɪmɪtɪ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calmness of temperament; steadiness of mind under stress.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erratic</text:p>
          </table:table-cell>
          <table:table-cell office:value-type="string" table:style-name="ce1">
            <text:p>ɪ'rætɪk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odd; unpredictable</text:p>
          </table:table-cell>
          <table:table-cell office:value-type="string" table:style-name="ce1">
            <text:p>no fixed or regular course; wander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erudite</text:p>
          </table:table-cell>
          <table:table-cell office:value-type="string" table:style-name="ce1">
            <text:p>'ɛru:daɪ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learned; scholarly</text:p>
          </table:table-cell>
          <table:table-cell office:value-type="string" table:style-name="ce1">
            <text:p>learned; scholarly, with emphasis on knowledge gained from books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esoteric</text:p>
          </table:table-cell>
          <table:table-cell office:value-type="string" table:style-name="ce1">
            <text:p>i:soʊ'tɛrɪk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mysterious</text:p>
          </table:table-cell>
          <table:table-cell office:value-type="string" table:style-name="ce1">
            <text:p>hard to understand; known only in a particular group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exceptionable</text:p>
          </table:table-cell>
          <table:table-cell office:value-type="string" table:style-name="ce1">
            <text:p>ɪk'sɛpʃ(ə)nəb(ə)l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open or liable to objection or debate; liable to cause disapproval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exculpate</text:p>
          </table:table-cell>
          <table:table-cell office:value-type="string" table:style-name="ce1">
            <text:p>'ɛkskʌlpeɪt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pronounce not guilty of criminal charge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exemplary</text:p>
          </table:table-cell>
          <table:table-cell office:value-type="string" table:style-name="ce1">
            <text:p>ɪg'zɛmplərɪ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modeled; ideal</text:p>
          </table:table-cell>
          <table:table-cell office:value-type="string" table:style-name="ce1">
            <text:p>serving as model; outstanding; typical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exodus</text:p>
          </table:table-cell>
          <table:table-cell office:value-type="string" table:style-name="ce1">
            <text:p>'ɛksədəs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departure</text:p>
          </table:table-cell>
          <table:table-cell office:value-type="string" table:style-name="ce1">
            <text:p>departure of a large number of peopl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exotic</text:p>
          </table:table-cell>
          <table:table-cell office:value-type="string" table:style-name="ce1">
            <text:p>ɛg'zɒtɪk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trange</text:p>
          </table:table-cell>
          <table:table-cell office:value-type="string" table:style-name="ce1">
            <text:p>from another part of the world; foreign; strikingly strange or unusual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expatriate</text:p>
          </table:table-cell>
          <table:table-cell office:value-type="string" table:style-name="ce1">
            <text:p>ɛks'pætrɪət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exile</text:p>
          </table:table-cell>
          <table:table-cell office:value-type="string" table:style-name="ce1">
            <text:p>someone who has withdrawn from his native lan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expedient</text:p>
          </table:table-cell>
          <table:table-cell office:value-type="string" table:style-name="ce1">
            <text:p>ɪk'spi:dɪən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uitable</text:p>
          </table:table-cell>
          <table:table-cell office:value-type="string" table:style-name="ce1">
            <text:p>suitable; appropriate to a purpose; serving to promote your interes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ɛk'splɔɪt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make use of, sometimes unjustly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exposition</text:p>
          </table:table-cell>
          <table:table-cell office:value-type="string" table:style-name="ce1">
            <text:p>ɛkspə'zɪʃ(ə)n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exhibition; part of a play that provides the background information; opening section of a fugu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expound</text:p>
          </table:table-cell>
          <table:table-cell office:value-type="string" table:style-name="ce1">
            <text:p>ɪk'spaʊnd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explain or describe in detail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expurgate</text:p>
          </table:table-cell>
          <table:table-cell office:value-type="string" table:style-name="ce1">
            <text:p>'ɛkspəgeɪ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clean; remove offensive parts of book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extinct</text:p>
          </table:table-cell>
          <table:table-cell office:value-type="string" table:style-name="ce1">
            <text:p>ɪk'stɪŋk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nonexistent; vanished; dead</text:p>
          </table:table-cell>
          <table:table-cell office:value-type="string" table:style-name="ce1">
            <text:p>no longer existing or living; vanished; dea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extirpate</text:p>
          </table:table-cell>
          <table:table-cell office:value-type="string" table:style-name="ce1">
            <text:p>'ɛkstəpeɪt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root out; eradicate, literally or figuratively; destroy wholly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extraneous</text:p>
          </table:table-cell>
          <table:table-cell office:value-type="string" table:style-name="ce1">
            <text:p>ɛks'treɪnɪəs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not essential; coming from outsid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facade</text:p>
          </table:table-cell>
          <table:table-cell office:value-type="string" table:style-name="ce1">
            <text:p>fə'sɑrd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face; appearance</text:p>
          </table:table-cell>
          <table:table-cell office:value-type="string" table:style-name="ce1">
            <text:p>front of building; superficial or false appearanc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facetious</text:p>
          </table:table-cell>
          <table:table-cell office:value-type="string" table:style-name="ce1">
            <text:p>fə'si:ʃ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humorous</text:p>
          </table:table-cell>
          <table:table-cell office:value-type="string" table:style-name="ce1">
            <text:p>joking ,often inappropriately; humorou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fallacious</text:p>
          </table:table-cell>
          <table:table-cell office:value-type="string" table:style-name="ce1">
            <text:p>fə'leɪʃ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false; deceptive</text:p>
          </table:table-cell>
          <table:table-cell office:value-type="string" table:style-name="ce1">
            <text:p>false; tending to mislead; deceptiv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fallacy</text:p>
          </table:table-cell>
          <table:table-cell office:value-type="string" table:style-name="ce1">
            <text:p>'fæləsɪ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deceptive or false appearance; false notion; decep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fallible</text:p>
          </table:table-cell>
          <table:table-cell office:value-type="string" table:style-name="ce1">
            <text:p>'fæləb(ə)l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likely to fail or be inaccurat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fathom</text:p>
          </table:table-cell>
          <table:table-cell office:value-type="string" table:style-name="ce1">
            <text:p>'fæð(ə)m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measure the depth; come to understand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fatuous</text:p>
          </table:table-cell>
          <table:table-cell office:value-type="string" table:style-name="ce1">
            <text:p>'fætjʊ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foolish</text:p>
          </table:table-cell>
          <table:table-cell office:value-type="string" table:style-name="ce1">
            <text:p>foolish or silly, especially in self-satisfied way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feasible</text:p>
          </table:table-cell>
          <table:table-cell office:value-type="string" table:style-name="ce1">
            <text:p>'fi:zɪb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practical; possible; suitable</text:p>
          </table:table-cell>
          <table:table-cell office:value-type="string" table:style-name="ce1">
            <text:p>capable of being accomplished or brought abou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feign</text:p>
          </table:table-cell>
          <table:table-cell office:value-type="string" table:style-name="ce1">
            <text:p>feɪn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pretend; disguise; conceal</text:p>
          </table:table-cell>
          <table:table-cell office:value-type="string" table:style-name="ce1">
            <text:p>make false appearance of; disguise; conceal; invent or imagine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feint</text:p>
          </table:table-cell>
          <table:table-cell office:value-type="string" table:style-name="ce1">
            <text:p>feɪnt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trick</text:p>
          </table:table-cell>
          <table:table-cell office:value-type="string" table:style-name="ce1">
            <text:p>trick; any distracting or deceptive maneuver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felicitous</text:p>
          </table:table-cell>
          <table:table-cell office:value-type="string" table:style-name="ce1">
            <text:p>fə'lɪsɪt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apt</text:p>
          </table:table-cell>
          <table:table-cell office:value-type="string" table:style-name="ce1">
            <text:p>apt; suitably expressed; well chos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felicity</text:p>
          </table:table-cell>
          <table:table-cell office:value-type="string" table:style-name="ce1">
            <text:p>fə'lɪsɪtɪ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happiness</text:p>
          </table:table-cell>
          <table:table-cell office:value-type="string" table:style-name="ce1">
            <text:p>great happiness; pleasing and appropriate manner or styl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fervid</text:p>
          </table:table-cell>
          <table:table-cell office:value-type="string" table:style-name="ce1">
            <text:p>'fɜrvɪd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extremely hot; eager; impassioned; burning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fetish</text:p>
          </table:table-cell>
          <table:table-cell office:value-type="string" table:style-name="ce1">
            <text:p>'fɛtɪʃ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a charm superstitiously believed to embody magical powers; excessive or irrational devotion to some activity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fiasco</text:p>
          </table:table-cell>
          <table:table-cell office:value-type="string" table:style-name="ce1">
            <text:p>fɪ'æskoʊ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complete failure; sudden and violent collaps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fictitious</text:p>
          </table:table-cell>
          <table:table-cell office:value-type="string" table:style-name="ce1">
            <text:p>fɪk'tɪʃ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imaginary</text:p>
          </table:table-cell>
          <table:table-cell office:value-type="string" table:style-name="ce1">
            <text:p>existing only in imagination; feigned; not true or re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flaccid</text:p>
          </table:table-cell>
          <table:table-cell office:value-type="string" table:style-name="ce1">
            <text:p>'flæsɪd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acting in strength, firmness, or resilienc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flagrant</text:p>
          </table:table-cell>
          <table:table-cell office:value-type="string" table:style-name="ce1">
            <text:p>'fleɪgrənt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obvious and offensive, blatant, scandalous; flaming into notic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flamboyant</text:p>
          </table:table-cell>
          <table:table-cell office:value-type="string" table:style-name="ce1">
            <text:p>flæm'bɔɪən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howy; ostentatious</text:p>
          </table:table-cell>
          <table:table-cell office:value-type="string" table:style-name="ce1">
            <text:p>elaborately or excessively ornamented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flaunt</text:p>
          </table:table-cell>
          <table:table-cell office:value-type="string" table:style-name="ce1">
            <text:p>flɔ:nt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display proudly or shamelessly; show oneself off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fleeting</text:p>
          </table:table-cell>
          <table:table-cell office:value-type="string" table:style-name="ce1">
            <text:p>'fli:tɪŋ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ephemeral</text:p>
          </table:table-cell>
          <table:table-cell office:value-type="string" table:style-name="ce1">
            <text:p>transient; brief; temporary; passing quickly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fluctuate</text:p>
          </table:table-cell>
          <table:table-cell office:value-type="string" table:style-name="ce1">
            <text:p>'flʌktjʊeɪ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waver; shift</text:p>
          </table:table-cell>
          <table:table-cell office:value-type="string" table:style-name="ce1">
            <text:p>rise and fall in or as if in waves; shift; vary irregularl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forbearance</text:p>
          </table:table-cell>
          <table:table-cell office:value-type="string" table:style-name="ce1">
            <text:p>fɔ:'bɛərəns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patience</text:p>
          </table:table-cell>
          <table:table-cell office:value-type="string" table:style-name="ce1">
            <text:p>patience; restraint of passions; act of forbearing or waitin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forensic</text:p>
          </table:table-cell>
          <table:table-cell office:value-type="string" table:style-name="ce1">
            <text:p>fə'rɛnzɪk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relating to use of technology in investigation and establishment of facts or evidence in court by law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fortuitous</text:p>
          </table:table-cell>
          <table:table-cell office:value-type="string" table:style-name="ce1">
            <text:p>fɔ:'tju:ɪtəs; fɔ:'tu:ɪt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accidental; random</text:p>
          </table:table-cell>
          <table:table-cell office:value-type="string" table:style-name="ce1">
            <text:p>accidental; by chance; coming or occurring without any caus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fracas</text:p>
          </table:table-cell>
          <table:table-cell office:value-type="string" table:style-name="ce1">
            <text:p>'frækɑr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disturbance</text:p>
          </table:table-cell>
          <table:table-cell office:value-type="string" table:style-name="ce1">
            <text:p>noisy, disorderly fight or quarrel; disturbanc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frustrate</text:p>
          </table:table-cell>
          <table:table-cell office:value-type="string" table:style-name="ce1">
            <text:p>frʌ'streɪt; 'frʌstrɛ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thwart; defeat</text:p>
          </table:table-cell>
          <table:table-cell office:value-type="string" table:style-name="ce1">
            <text:p>make null; bring to nothing; prevent from taking effect or attaining fulfillment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fulsome</text:p>
          </table:table-cell>
          <table:table-cell office:value-type="string" table:style-name="ce1">
            <text:p>'fʊlsəm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offensively flattering or insincere; offensive; disgusti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garnish</text:p>
          </table:table-cell>
          <table:table-cell office:value-type="string" table:style-name="ce1">
            <text:p>'gɑrnɪʃ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decorate</text:p>
          </table:table-cell>
          <table:table-cell office:value-type="string" table:style-name="ce1">
            <text:p>decorate with ornamental appendages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genealogy</text:p>
          </table:table-cell>
          <table:table-cell office:value-type="string" table:style-name="ce1">
            <text:p>dʒi:nɪ'ælədʒɪ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lineage</text:p>
          </table:table-cell>
          <table:table-cell office:value-type="string" table:style-name="ce1">
            <text:p>account or history of descent of person or family from ancestor; lineag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genesis</text:p>
          </table:table-cell>
          <table:table-cell office:value-type="string" table:style-name="ce1">
            <text:p>'dʒɛnɪsɪs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origin</text:p>
          </table:table-cell>
          <table:table-cell office:value-type="string" table:style-name="ce1">
            <text:p>coming into being of something; origi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ghastly</text:p>
          </table:table-cell>
          <table:table-cell office:value-type="string" table:style-name="ce1">
            <text:p>gɑrstlɪ; 'gæstlɪ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horrible</text:p>
          </table:table-cell>
          <table:table-cell office:value-type="string" table:style-name="ce1">
            <text:p>horrible; inspiring shock; extremely unpleasant or ba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gibe</text:p>
          </table:table-cell>
          <table:table-cell office:value-type="string" table:style-name="ce1">
            <text:p>dʒaɪb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mock</text:p>
          </table:table-cell>
          <table:table-cell office:value-type="string" table:style-name="ce1">
            <text:p>mock; laugh at with contempt and derision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glib</text:p>
          </table:table-cell>
          <table:table-cell office:value-type="string" table:style-name="ce1">
            <text:p>glɪb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fluent</text:p>
          </table:table-cell>
          <table:table-cell office:value-type="string" table:style-name="ce1">
            <text:p>performed with a natural or offhand eas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glut</text:p>
          </table:table-cell>
          <table:table-cell office:value-type="string" table:style-name="ce1">
            <text:p>glʌ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overstock</text:p>
          </table:table-cell>
          <table:table-cell office:value-type="string" table:style-name="ce1">
            <text:p>fill beyond capacity, especially with food; swallow greedll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glutton</text:p>
          </table:table-cell>
          <table:table-cell office:value-type="string" table:style-name="ce1">
            <text:p>'glʌt(ə)n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person who eats too much food and drink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gossamer</text:p>
          </table:table-cell>
          <table:table-cell office:value-type="string" table:style-name="ce1">
            <text:p>'gɒsəmə(r)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sheer, light, delicate, or tenuou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gregarious</text:p>
          </table:table-cell>
          <table:table-cell office:value-type="string" table:style-name="ce1">
            <text:p>grɪ'gɛərɪ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ociable</text:p>
          </table:table-cell>
          <table:table-cell office:value-type="string" table:style-name="ce1">
            <text:p>sociable; seeking and enjoying the company of other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grimace</text:p>
          </table:table-cell>
          <table:table-cell office:value-type="string" table:style-name="ce1">
            <text:p>grɪ'meɪs; 'grɪməs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facial distortion to show feeling such as pain, disgus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hail</text:p>
          </table:table-cell>
          <table:table-cell office:value-type="string" table:style-name="ce1">
            <text:p>heɪl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call for; salute; greet; praise vociferousl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harangue</text:p>
          </table:table-cell>
          <table:table-cell office:value-type="string" table:style-name="ce1">
            <text:p>hə'ræŋ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noisy speech; speech or piece of writing with strong feeling or expression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harbinger</text:p>
          </table:table-cell>
          <table:table-cell office:value-type="string" table:style-name="ce1">
            <text:p>'hɑrbɪndʒə(r)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forerunner</text:p>
          </table:table-cell>
          <table:table-cell office:value-type="string" table:style-name="ce1">
            <text:p>forerunner; an indication of approach of something or someon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haughty</text:p>
          </table:table-cell>
          <table:table-cell office:value-type="string" table:style-name="ce1">
            <text:p>'hɔ:tɪ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high; lofty; bold; arrogant; overbearin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heedless</text:p>
          </table:table-cell>
          <table:table-cell office:value-type="string" table:style-name="ce1">
            <text:p>'hi:dlɪ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disregarding</text:p>
          </table:table-cell>
          <table:table-cell office:value-type="string" table:style-name="ce1">
            <text:p>unaware, without noticing; unmindful or thoughtles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heinous</text:p>
          </table:table-cell>
          <table:table-cell office:value-type="string" table:style-name="ce1">
            <text:p>'heɪn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wicked; atrocious; flagitious</text:p>
          </table:table-cell>
          <table:table-cell office:value-type="string" table:style-name="ce1">
            <text:p>grossly wicked; abominable; hateful; infamous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heresy</text:p>
          </table:table-cell>
          <table:table-cell office:value-type="string" table:style-name="ce1">
            <text:p>'hɛrɪsɪ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opinion contrary to popular belief; opinion contrary to accepted religio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hiatus</text:p>
          </table:table-cell>
          <table:table-cell office:value-type="string" table:style-name="ce1">
            <text:p>haɪ'eɪtəs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gap; pause</text:p>
          </table:table-cell>
          <table:table-cell office:value-type="string" table:style-name="ce1">
            <text:p>gap; interruption in duration or continuity; paus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histrionic</text:p>
          </table:table-cell>
          <table:table-cell office:value-type="string" table:style-name="ce1">
            <text:p>hɪstrɪ'ɒnɪk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characteristic of acting or stage performanc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hoax</text:p>
          </table:table-cell>
          <table:table-cell office:value-type="string" table:style-name="ce1">
            <text:p>hoʊks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trick</text:p>
          </table:table-cell>
          <table:table-cell office:value-type="string" table:style-name="ce1">
            <text:p>act intended to deceive or trick; practical j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hyperbole</text:p>
          </table:table-cell>
          <table:table-cell office:value-type="string" table:style-name="ce1">
            <text:p>haɪ'pɜrbəlɪ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exaggeration; overstatement</text:p>
          </table:table-cell>
          <table:table-cell office:value-type="string" table:style-name="ce1">
            <text:p>figure of speech in which exaggeration is used for emphasis; overstateme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idiosyncrasy</text:p>
          </table:table-cell>
          <table:table-cell office:value-type="string" table:style-name="ce1">
            <text:p>ɪdɪə'sɪŋkrəsɪ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behavioral attribute that is distinctive and peculiar to an individua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ignominy</text:p>
          </table:table-cell>
          <table:table-cell office:value-type="string" table:style-name="ce1">
            <text:p>'ɪgnəmɪnɪ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deep disgrace; shame or dishono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immaculate</text:p>
          </table:table-cell>
          <table:table-cell office:value-type="string" table:style-name="ce1">
            <text:p>ɪ'mækjʊlə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potless; flawless</text:p>
          </table:table-cell>
          <table:table-cell office:value-type="string" table:style-name="ce1">
            <text:p>spotless; flawless; absolutely clean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imminent</text:p>
          </table:table-cell>
          <table:table-cell office:value-type="string" table:style-name="ce1">
            <text:p>'ɪmɪnən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impending</text:p>
          </table:table-cell>
          <table:table-cell office:value-type="string" table:style-name="ce1">
            <text:p>near at hand; close in time; about to occur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immune</text:p>
          </table:table-cell>
          <table:table-cell office:value-type="string" table:style-name="ce1">
            <text:p>ɪ'mju:n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exempt; resistant</text:p>
          </table:table-cell>
          <table:table-cell office:value-type="string" table:style-name="ce1">
            <text:p>resistant to; free or exempt from; not subject t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impale</text:p>
          </table:table-cell>
          <table:table-cell office:value-type="string" table:style-name="ce1">
            <text:p>ɪm'peɪl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pierce; kill by piercing with a spear or shar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impeach</text:p>
          </table:table-cell>
          <table:table-cell office:value-type="string" table:style-name="ce1">
            <text:p>ɪm'pi:tʃ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indict; hinder</text:p>
          </table:table-cell>
          <table:table-cell office:value-type="string" table:style-name="ce1">
            <text:p>charge with crime; challenge or discredit the credibility of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impeccable</text:p>
          </table:table-cell>
          <table:table-cell office:value-type="string" table:style-name="ce1">
            <text:p>ɪm'pɛkəb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faultless; perfect</text:p>
          </table:table-cell>
          <table:table-cell office:value-type="string" table:style-name="ce1">
            <text:p>faultless; incapable of sin or wrongdoing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impervious</text:p>
          </table:table-cell>
          <table:table-cell office:value-type="string" table:style-name="ce1">
            <text:p>ɪm'pɜrvɪ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impenetrable</text:p>
          </table:table-cell>
          <table:table-cell office:value-type="string" table:style-name="ce1">
            <text:p>impenetrable; incapable of being damaged or distressed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implacable</text:p>
          </table:table-cell>
          <table:table-cell office:value-type="string" table:style-name="ce1">
            <text:p>ɪm'plækəb(ə)l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incapable of being pacified; not to be relieved;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implicit</text:p>
          </table:table-cell>
          <table:table-cell office:value-type="string" table:style-name="ce1">
            <text:p>ɪm'plɪsɪ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implied; suggested</text:p>
          </table:table-cell>
          <table:table-cell office:value-type="string" table:style-name="ce1">
            <text:p>implied or understood though not directly expresse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import</text:p>
          </table:table-cell>
          <table:table-cell office:value-type="string" table:style-name="ce1">
            <text:p>ɪm'pɔ:t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bring in from another country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impostor</text:p>
          </table:table-cell>
          <table:table-cell office:value-type="string" table:style-name="ce1">
            <text:p>ɪm'pɒstə(r)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someone who assumes a false identity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imprecation</text:p>
          </table:table-cell>
          <table:table-cell office:value-type="string" table:style-name="ce1">
            <text:p>ɪmprɔ'keɪʃ(ə)n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curse</text:p>
          </table:table-cell>
          <table:table-cell office:value-type="string" table:style-name="ce1">
            <text:p>curse; act of calling down a curse that invokes evil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impregnable</text:p>
          </table:table-cell>
          <table:table-cell office:value-type="string" table:style-name="ce1">
            <text:p>ɪm'prɛgnəb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invulnerable</text:p>
          </table:table-cell>
          <table:table-cell office:value-type="string" table:style-name="ce1">
            <text:p>invulnerable; able to withstand attack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impropriety</text:p>
          </table:table-cell>
          <table:table-cell office:value-type="string" table:style-name="ce1">
            <text:p>ɪmprə'praɪətɪ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improperness</text:p>
          </table:table-cell>
          <table:table-cell office:value-type="string" table:style-name="ce1">
            <text:p>improper act; improper or unacceptable usage in speech or writing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improvident</text:p>
          </table:table-cell>
          <table:table-cell office:value-type="string" table:style-name="ce1">
            <text:p>ɪm'prɒvɪdən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thriftless</text:p>
          </table:table-cell>
          <table:table-cell office:value-type="string" table:style-name="ce1">
            <text:p>thriftless; not providing for future; incautiou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impugn</text:p>
          </table:table-cell>
          <table:table-cell office:value-type="string" table:style-name="ce1">
            <text:p>ɪm'pju:n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challenge</text:p>
          </table:table-cell>
          <table:table-cell office:value-type="string" table:style-name="ce1">
            <text:p>dispute or contradict, often in insulting way; challeng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incarcerate</text:p>
          </table:table-cell>
          <table:table-cell office:value-type="string" table:style-name="ce1">
            <text:p>ɪn'kɑrsəreɪ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imprison</text:p>
          </table:table-cell>
          <table:table-cell office:value-type="string" table:style-name="ce1">
            <text:p>imprison; put into jail; shut up or inclos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incisive</text:p>
          </table:table-cell>
          <table:table-cell office:value-type="string" table:style-name="ce1">
            <text:p>ɪn'saɪsɪv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cutting; sharp</text:p>
          </table:table-cell>
          <table:table-cell office:value-type="string" table:style-name="ce1">
            <text:p>penetrating, clear, and sharp, as in operation or expression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incognito</text:p>
          </table:table-cell>
          <table:table-cell office:value-type="string" table:style-name="ce1">
            <text:p>ɪnkɒg'ni:toʊ; ɪn'kɒgnətoʊ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with one's identity disguised or concealed; in disguise; in an assumed character, or under an assumed title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incontrovertible</text:p>
          </table:table-cell>
          <table:table-cell office:value-type="string" table:style-name="ce1">
            <text:p>ɪnkɒntrə'vɜrtɪb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indisputable</text:p>
          </table:table-cell>
          <table:table-cell office:value-type="string" table:style-name="ce1">
            <text:p>indisputable; not open to questio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increment</text:p>
          </table:table-cell>
          <table:table-cell office:value-type="string" table:style-name="ce1">
            <text:p>'ɪnkrɪmənt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increase</text:p>
          </table:table-cell>
          <table:table-cell office:value-type="string" table:style-name="ce1">
            <text:p>process of increasing in number, size, quantity, or exten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incumbent</text:p>
          </table:table-cell>
          <table:table-cell office:value-type="string" table:style-name="ce1">
            <text:p>ɪn'kʌmbən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obligatory</text:p>
          </table:table-cell>
          <table:table-cell office:value-type="string" table:style-name="ce1">
            <text:p>imposed as an obligation or duty; currently holding an offic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indefatigable</text:p>
          </table:table-cell>
          <table:table-cell office:value-type="string" table:style-name="ce1">
            <text:p>ɪndɪ'fætɪgəb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tireless</text:p>
          </table:table-cell>
          <table:table-cell office:value-type="string" table:style-name="ce1">
            <text:p>tireless; showing sustained enthusiastic acti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indigenous</text:p>
          </table:table-cell>
          <table:table-cell office:value-type="string" table:style-name="ce1">
            <text:p>ɪn'dɪdʒɪn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native; original</text:p>
          </table:table-cell>
          <table:table-cell office:value-type="string" table:style-name="ce1">
            <text:p>native; originating where it is found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indomitable</text:p>
          </table:table-cell>
          <table:table-cell office:value-type="string" table:style-name="ce1">
            <text:p>ɪn'dɒmɪtəb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unconquerable; invincible</text:p>
          </table:table-cell>
          <table:table-cell office:value-type="string" table:style-name="ce1">
            <text:p>unconquerable; incapable of being overcom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inference</text:p>
          </table:table-cell>
          <table:table-cell office:value-type="string" table:style-name="ce1">
            <text:p>'ɪnfərəns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inferring by deduction or induction; truth or proposition drawn from another which is admitted or supposed to be true; conclusion; deduc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ingenious</text:p>
          </table:table-cell>
          <table:table-cell office:value-type="string" table:style-name="ce1">
            <text:p>ɪn'dʒi:nɪ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clever; resourceful</text:p>
          </table:table-cell>
          <table:table-cell office:value-type="string" table:style-name="ce1">
            <text:p>clever; having inventive or cunning mind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ingenuous</text:p>
          </table:table-cell>
          <table:table-cell office:value-type="string" table:style-name="ce1">
            <text:p>ɪn'dʒɛnjʊ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young; unsophisticated</text:p>
          </table:table-cell>
          <table:table-cell office:value-type="string" table:style-name="ce1">
            <text:p>naive and trusting; young; unsophisticated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ingratiate</text:p>
          </table:table-cell>
          <table:table-cell office:value-type="string" table:style-name="ce1">
            <text:p>ɪn'greɪʃɪeɪt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become popular with; make agreeable or acceptabl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inhibit</text:p>
          </table:table-cell>
          <table:table-cell office:value-type="string" table:style-name="ce1">
            <text:p>ɪn'hɪbɪ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restrain; prevent</text:p>
          </table:table-cell>
          <table:table-cell office:value-type="string" table:style-name="ce1">
            <text:p>restrain; prevent or forbid; hold back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innocuous</text:p>
          </table:table-cell>
          <table:table-cell office:value-type="string" table:style-name="ce1">
            <text:p>ɪ'nɒkjʊ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harmless</text:p>
          </table:table-cell>
          <table:table-cell office:value-type="string" table:style-name="ce1">
            <text:p>having no adverse effect; harmles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innuendo</text:p>
          </table:table-cell>
          <table:table-cell office:value-type="string" table:style-name="ce1">
            <text:p>ɪnju:'ɛndoʊ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hint; implication</text:p>
          </table:table-cell>
          <table:table-cell office:value-type="string" table:style-name="ce1">
            <text:p>hint; indirect implication , usually malicious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inordinate</text:p>
          </table:table-cell>
          <table:table-cell office:value-type="string" table:style-name="ce1">
            <text:p>ɪ'nɔ:dɪnə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unrestrained; excessive</text:p>
          </table:table-cell>
          <table:table-cell office:value-type="string" table:style-name="ce1">
            <text:p>exceeding reasonable limits; excessive; not regulated; disorderly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insatiable</text:p>
          </table:table-cell>
          <table:table-cell office:value-type="string" table:style-name="ce1">
            <text:p>ɪn'seɪʃəb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unquenchable; greedy</text:p>
          </table:table-cell>
          <table:table-cell office:value-type="string" table:style-name="ce1">
            <text:p>not easily satisfied; impossible to satiate or satisfy; greedy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inscrutable</text:p>
          </table:table-cell>
          <table:table-cell office:value-type="string" table:style-name="ce1">
            <text:p>ɪn'skru:təb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impenetrable; mysterious</text:p>
          </table:table-cell>
          <table:table-cell office:value-type="string" table:style-name="ce1">
            <text:p>impenetrable; not readily understood; mysteriou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insidious</text:p>
          </table:table-cell>
          <table:table-cell office:value-type="string" table:style-name="ce1">
            <text:p>ɪn'sɪdɪ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treacherous; stealthy; sly</text:p>
          </table:table-cell>
          <table:table-cell office:value-type="string" table:style-name="ce1">
            <text:p>spreading harmfully in a subtle manner; designed or adapted to entrap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instigate</text:p>
          </table:table-cell>
          <table:table-cell office:value-type="string" table:style-name="ce1">
            <text:p>'ɪnstɪgeɪ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urge; incite; provoke</text:p>
          </table:table-cell>
          <table:table-cell office:value-type="string" table:style-name="ce1">
            <text:p>goad or urge forward; provoke; incit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integrity</text:p>
          </table:table-cell>
          <table:table-cell office:value-type="string" table:style-name="ce1">
            <text:p>ɪn'tɛgrɪtɪ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uprightness; wholeness</text:p>
          </table:table-cell>
          <table:table-cell office:value-type="string" table:style-name="ce1">
            <text:p>quality or condition of being whole or undivided; completeness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invective</text:p>
          </table:table-cell>
          <table:table-cell office:value-type="string" table:style-name="ce1">
            <text:p>ɪn'vɛktɪv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abuse</text:p>
          </table:table-cell>
          <table:table-cell office:value-type="string" table:style-name="ce1">
            <text:p>abusive language used to express blame or ill will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irascible</text:p>
          </table:table-cell>
          <table:table-cell office:value-type="string" table:style-name="ce1">
            <text:p>ɪ'ræsɪb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irritable</text:p>
          </table:table-cell>
          <table:table-cell office:value-type="string" table:style-name="ce1">
            <text:p>irritable; easily angered; excited by or arising from anger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ire</text:p>
          </table:table-cell>
          <table:table-cell office:value-type="string" table:style-name="ce1">
            <text:p>'aɪə(r)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anger; irritate</text:p>
          </table:table-cell>
          <table:table-cell office:value-type="string" table:style-name="ce1">
            <text:p>anger; wrath; keen resentment; irritate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irksome</text:p>
          </table:table-cell>
          <table:table-cell office:value-type="string" table:style-name="ce1">
            <text:p>'ɜrksəm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annoying; tedious</text:p>
          </table:table-cell>
          <table:table-cell office:value-type="string" table:style-name="ce1">
            <text:p>causing annoyance, weariness, or vexation; tediou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itinerant</text:p>
          </table:table-cell>
          <table:table-cell office:value-type="string" table:style-name="ce1">
            <text:p>aɪ'tɪnərən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wandering; traveling</text:p>
          </table:table-cell>
          <table:table-cell office:value-type="string" table:style-name="ce1">
            <text:p>wandering; traveling place to place, especially to perform work or dut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jargon</text:p>
          </table:table-cell>
          <table:table-cell office:value-type="string" table:style-name="ce1">
            <text:p>'dʒɑrgən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gibberish</text:p>
          </table:table-cell>
          <table:table-cell office:value-type="string" table:style-name="ce1">
            <text:p>language used by a special group; technical terminology; nonsensical or meaningless talk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jaunty</text:p>
          </table:table-cell>
          <table:table-cell office:value-type="string" table:style-name="ce1">
            <text:p>'dʒɔ:ntɪ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lighthearted; animated</text:p>
          </table:table-cell>
          <table:table-cell office:value-type="string" table:style-name="ce1">
            <text:p>gay in manner, appearance, or action; easy and carefre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jeopardy</text:p>
          </table:table-cell>
          <table:table-cell office:value-type="string" table:style-name="ce1">
            <text:p>'dʒɛpədɪ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exposure to death, loss, or injury; hazard; risk of loss or injury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jettison</text:p>
          </table:table-cell>
          <table:table-cell office:value-type="string" table:style-name="ce1">
            <text:p>'dʒɛtɪs(ə)n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throw overboard; eject from boat, submarine, aircraft, or spaceshi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judicious</text:p>
          </table:table-cell>
          <table:table-cell office:value-type="string" table:style-name="ce1">
            <text:p>dʒu:'dɪʃ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wise; prudent</text:p>
          </table:table-cell>
          <table:table-cell office:value-type="string" table:style-name="ce1">
            <text:p>exhibiting good judgment or sound thinking; prude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ken</text:p>
          </table:table-cell>
          <table:table-cell office:value-type="string" table:style-name="ce1">
            <text:p>kɛn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understanding; knowledge; scope</text:p>
          </table:table-cell>
          <table:table-cell office:value-type="string" table:style-name="ce1">
            <text:p>understanding; knowledge; range of visi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labyrinth</text:p>
          </table:table-cell>
          <table:table-cell office:value-type="string" table:style-name="ce1">
            <text:p>'læbərɪnθ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maze</text:p>
          </table:table-cell>
          <table:table-cell office:value-type="string" table:style-name="ce1">
            <text:p>maze; complex structure of interconnecting passages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lachrymose</text:p>
          </table:table-cell>
          <table:table-cell office:value-type="string" table:style-name="ce1">
            <text:p>'lækrɪmoʊs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weeping or inclined to weep; tearful; showing sorrow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laconic</text:p>
          </table:table-cell>
          <table:table-cell office:value-type="string" table:style-name="ce1">
            <text:p>lə'kɒnɪk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concise</text:p>
          </table:table-cell>
          <table:table-cell office:value-type="string" table:style-name="ce1">
            <text:p>brief; effectively cut short; marked by use of few word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larceny</text:p>
          </table:table-cell>
          <table:table-cell office:value-type="string" table:style-name="ce1">
            <text:p>'lɑrsənɪ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theft</text:p>
          </table:table-cell>
          <table:table-cell office:value-type="string" table:style-name="ce1">
            <text:p>unlawful taking and removing of another's personal property; thef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latent</text:p>
          </table:table-cell>
          <table:table-cell office:value-type="string" table:style-name="ce1">
            <text:p>'leɪtən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dormant; hidden</text:p>
          </table:table-cell>
          <table:table-cell office:value-type="string" table:style-name="ce1">
            <text:p>present or potential but not evident or active; dormant; hidden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lavish</text:p>
          </table:table-cell>
          <table:table-cell office:value-type="string" table:style-name="ce1">
            <text:p>'lævɪʃ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liberal; profuse</text:p>
          </table:table-cell>
          <table:table-cell office:value-type="string" table:style-name="ce1">
            <text:p>liberal; wasteful; excessive spending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lethal</text:p>
          </table:table-cell>
          <table:table-cell office:value-type="string" table:style-name="ce1">
            <text:p>'li:θ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deadly; fatal</text:p>
          </table:table-cell>
          <table:table-cell office:value-type="string" table:style-name="ce1">
            <text:p>deadly; causing or capable of causing death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longevity</text:p>
          </table:table-cell>
          <table:table-cell office:value-type="string" table:style-name="ce1">
            <text:p>lɒn'dʒɛvɪtɪ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long life; great duration of life; long duration or continuance, as in an occupatio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ʊ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moo</text:p>
          </table:table-cell>
          <table:table-cell office:value-type="string" table:style-name="ce1">
            <text:p>utter sound made by cattle; make a low nois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lucid</text:p>
          </table:table-cell>
          <table:table-cell office:value-type="string" table:style-name="ce1">
            <text:p>'lu:sɪd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clear; intelligible</text:p>
          </table:table-cell>
          <table:table-cell office:value-type="string" table:style-name="ce1">
            <text:p>easily understood; clear; intelligibl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ludicrous</text:p>
          </table:table-cell>
          <table:table-cell office:value-type="string" table:style-name="ce1">
            <text:p>'lu:dɪkr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laughable; trifling</text:p>
          </table:table-cell>
          <table:table-cell office:value-type="string" table:style-name="ce1">
            <text:p>laughable; completely devoid of wisdom or good sens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luminary</text:p>
          </table:table-cell>
          <table:table-cell office:value-type="string" table:style-name="ce1">
            <text:p>lu:mɪnərɪ; 'lumɪnɛrɪ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celebrity; dignitary</text:p>
          </table:table-cell>
          <table:table-cell office:value-type="string" table:style-name="ce1">
            <text:p>celebrity; person who is an inspiration to others; person who has achieved eminence in specific fiel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malice</text:p>
          </table:table-cell>
          <table:table-cell office:value-type="string" table:style-name="ce1">
            <text:p>'mælɪs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enmity of heart; malevolence; ill will; spirit delighting in harm or misfortune to anoth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malicious</text:p>
          </table:table-cell>
          <table:table-cell office:value-type="string" table:style-name="ce1">
            <text:p>mə'lɪʃ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piteful</text:p>
          </table:table-cell>
          <table:table-cell office:value-type="string" table:style-name="ce1">
            <text:p>deliberately harmful; spiteful; proceeding from extreme hatre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masquerade</text:p>
          </table:table-cell>
          <table:table-cell office:value-type="string" table:style-name="ce1">
            <text:p>mæskə'reɪd; mæskə'rɛd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assembly of persons wearing masks, and amusing themselves with dancing, conversation, or other diversions; dramatic performance by actors in mask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maudlin</text:p>
          </table:table-cell>
          <table:table-cell office:value-type="string" table:style-name="ce1">
            <text:p>'mɔ:dlɪn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entimental</text:p>
          </table:table-cell>
          <table:table-cell office:value-type="string" table:style-name="ce1">
            <text:p>tearfully sentimental; over-emotional; sickly-sentimental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meander</text:p>
          </table:table-cell>
          <table:table-cell office:value-type="string" table:style-name="ce1">
            <text:p>mɪ'ændə(r)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follow a winding and turning course; move aimlessly and idly without fixed directi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mediocre</text:p>
          </table:table-cell>
          <table:table-cell office:value-type="string" table:style-name="ce1">
            <text:p>mi:dɪ'oʊkə(r)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ordinary; commonplace; average</text:p>
          </table:table-cell>
          <table:table-cell office:value-type="string" table:style-name="ce1">
            <text:p>moderate to inferior in quality; ordinary; commonplac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mercenary</text:p>
          </table:table-cell>
          <table:table-cell office:value-type="string" table:style-name="ce1">
            <text:p>mɜrsɪnərɪ; 'mɜrsɪnɛrɪ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interested in making money; profit oriented; hired for service in foreign army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meretricious</text:p>
          </table:table-cell>
          <table:table-cell office:value-type="string" table:style-name="ce1">
            <text:p>mɛrɪ'trɪʃəs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of or pertaining to prostitutes; tastelessly showy; lustful; deceptive; misleading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meticulous</text:p>
          </table:table-cell>
          <table:table-cell office:value-type="string" table:style-name="ce1">
            <text:p>mɪ'tɪkjʊl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crupulous; cautious</text:p>
          </table:table-cell>
          <table:table-cell office:value-type="string" table:style-name="ce1">
            <text:p>excessively careful; marked by extreme care in treatment of detail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mettle</text:p>
          </table:table-cell>
          <table:table-cell office:value-type="string" table:style-name="ce1">
            <text:p>'mɛt(ə)l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courage; spirit</text:p>
          </table:table-cell>
          <table:table-cell office:value-type="string" table:style-name="ce1">
            <text:p>quality of endurance and courage; good temperament and character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microcosm</text:p>
          </table:table-cell>
          <table:table-cell office:value-type="string" table:style-name="ce1">
            <text:p>'maɪkrəkɒz(ə)m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small, representative system having analogies to larger system; miniature model of someth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mimic</text:p>
          </table:table-cell>
          <table:table-cell office:value-type="string" table:style-name="ce1">
            <text:p>'mɪmɪk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imitate; copy</text:p>
          </table:table-cell>
          <table:table-cell office:value-type="string" table:style-name="ce1">
            <text:p>copy or imitate closely, especially in speech, expression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misanthrope</text:p>
          </table:table-cell>
          <table:table-cell office:value-type="string" table:style-name="ce1">
            <text:p>'mɪsənθroʊp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one who hates or mistrusts mankin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misnomer</text:p>
          </table:table-cell>
          <table:table-cell office:value-type="string" table:style-name="ce1">
            <text:p>mɪs'noʊmə(r)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error in naming person or place; incorrect designation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monologue</text:p>
          </table:table-cell>
          <table:table-cell office:value-type="string" table:style-name="ce1">
            <text:p>'mɒnəlɒg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speech uttered by a person alone; dramatic soliloquy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morose</text:p>
          </table:table-cell>
          <table:table-cell office:value-type="string" table:style-name="ce1">
            <text:p>mə'roʊ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ullen; gloomy</text:p>
          </table:table-cell>
          <table:table-cell office:value-type="string" table:style-name="ce1">
            <text:p>ill humored; sullen; depressingly dark; gloomy; persist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motley</text:p>
          </table:table-cell>
          <table:table-cell office:value-type="string" table:style-name="ce1">
            <text:p>'mɒtlɪ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mixed; heterogeneous</text:p>
          </table:table-cell>
          <table:table-cell office:value-type="string" table:style-name="ce1">
            <text:p>multi-colored; mixed; having elements of great variety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mottled</text:p>
          </table:table-cell>
          <table:table-cell office:value-type="string" table:style-name="ce1">
            <text:p>'mɒt(ə)ld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potted</text:p>
          </table:table-cell>
          <table:table-cell office:value-type="string" table:style-name="ce1">
            <text:p>spotted with different shades or color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mundane</text:p>
          </table:table-cell>
          <table:table-cell office:value-type="string" table:style-name="ce1">
            <text:p>'mʌndeɪn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worldly; earthly; secular</text:p>
          </table:table-cell>
          <table:table-cell office:value-type="string" table:style-name="ce1">
            <text:p>belonging to this earth or world; not ideal or heavenly; concerned with commonplaces; ordinary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murky</text:p>
          </table:table-cell>
          <table:table-cell office:value-type="string" table:style-name="ce1">
            <text:p>'mɜrkɪ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vague</text:p>
          </table:table-cell>
          <table:table-cell office:value-type="string" table:style-name="ce1">
            <text:p>dark and gloomy; thick with fog; vag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myriad</text:p>
          </table:table-cell>
          <table:table-cell office:value-type="string" table:style-name="ce1">
            <text:p>'mɪrɪəd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innumerable; many; countless; numberless</text:p>
          </table:table-cell>
          <table:table-cell office:value-type="string" table:style-name="ce1">
            <text:p>of very large or indefinite number; of ten thousan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nautical</text:p>
          </table:table-cell>
          <table:table-cell office:value-type="string" table:style-name="ce1">
            <text:p>'nɔ:tɪk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marine; maritime; naval</text:p>
          </table:table-cell>
          <table:table-cell office:value-type="string" table:style-name="ce1">
            <text:p>relating to ships, sailors, or navig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nettle</text:p>
          </table:table-cell>
          <table:table-cell office:value-type="string" table:style-name="ce1">
            <text:p>'nɛt(ə)l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annoy; vex</text:p>
          </table:table-cell>
          <table:table-cell office:value-type="string" table:style-name="ce1">
            <text:p>cause annoyance in; disturb, especially by minor irritations; ve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nocturnal</text:p>
          </table:table-cell>
          <table:table-cell office:value-type="string" table:style-name="ce1">
            <text:p>nɒk'tɜrn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nightly</text:p>
          </table:table-cell>
          <table:table-cell office:value-type="string" table:style-name="ce1">
            <text:p>of or relating to or occurring in the night; most active at nigh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noisome</text:p>
          </table:table-cell>
          <table:table-cell office:value-type="string" table:style-name="ce1">
            <text:p>'nɔɪsəm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foul-smelling; offensive by arousing disgust; harmful or dangerou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nostalgia</text:p>
          </table:table-cell>
          <table:table-cell office:value-type="string" table:style-name="ce1">
            <text:p>nə'stældʒə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homesickness</text:p>
          </table:table-cell>
          <table:table-cell office:value-type="string" table:style-name="ce1">
            <text:p>homesickness; bittersweet longing for things of past.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notorious</text:p>
          </table:table-cell>
          <table:table-cell office:value-type="string" table:style-name="ce1">
            <text:p>noʊ'tɔ:rɪ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disreputable; infamous</text:p>
          </table:table-cell>
          <table:table-cell office:value-type="string" table:style-name="ce1">
            <text:p>disreputable; known widely and usually unfavorably; infamou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novice</text:p>
          </table:table-cell>
          <table:table-cell office:value-type="string" table:style-name="ce1">
            <text:p>'nɒvɪs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beginner</text:p>
          </table:table-cell>
          <table:table-cell office:value-type="string" table:style-name="ce1">
            <text:p>beginner; person new to a field or activity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obdurate</text:p>
          </table:table-cell>
          <table:table-cell office:value-type="string" table:style-name="ce1">
            <text:p>ɒbdjʊrɪt; 'ɑbdərɪ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tubborn; inflexible</text:p>
          </table:table-cell>
          <table:table-cell office:value-type="string" table:style-name="ce1">
            <text:p>hardened in wrongdoing or wickedness; not giving in to persuasion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oblivion</text:p>
          </table:table-cell>
          <table:table-cell office:value-type="string" table:style-name="ce1">
            <text:p>ə'blɪvɪən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amnesty</text:p>
          </table:table-cell>
          <table:table-cell office:value-type="string" table:style-name="ce1">
            <text:p>condition or quality of being completely forgotten; official overlooking of offenses; amnest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oblivious</text:p>
          </table:table-cell>
          <table:table-cell office:value-type="string" table:style-name="ce1">
            <text:p>ə'blɪvɪ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forgetful</text:p>
          </table:table-cell>
          <table:table-cell office:value-type="string" table:style-name="ce1">
            <text:p>inattentive or unmindful; lacking all memory; forgetful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obsession</text:p>
          </table:table-cell>
          <table:table-cell office:value-type="string" table:style-name="ce1">
            <text:p>əb'sɛʃ(ə)n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fascination; mania</text:p>
          </table:table-cell>
          <table:table-cell office:value-type="string" table:style-name="ce1">
            <text:p>compulsive, often unreasonable idea or emotion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obsolete</text:p>
          </table:table-cell>
          <table:table-cell office:value-type="string" table:style-name="ce1">
            <text:p>'ɒbsəli: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outmoded; antiquated</text:p>
          </table:table-cell>
          <table:table-cell office:value-type="string" table:style-name="ce1">
            <text:p>no longer useful; outmoded; antiquated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obtrude</text:p>
          </table:table-cell>
          <table:table-cell office:value-type="string" table:style-name="ce1">
            <text:p>əb'tru:d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push oneself or one's ideas forward or intrude; stick out or extru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obtrusive</text:p>
          </table:table-cell>
          <table:table-cell office:value-type="string" table:style-name="ce1">
            <text:p>əb'tru:sɪv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inclined to intrude or thrust one's self or one's opinions upon others; enter uninvited; forward; pushing; intrusive.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obviate</text:p>
          </table:table-cell>
          <table:table-cell office:value-type="string" table:style-name="ce1">
            <text:p>'ɒbvɪeɪt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bypass requirement or make it unnecessary; get rid of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omnipotent</text:p>
          </table:table-cell>
          <table:table-cell office:value-type="string" table:style-name="ce1">
            <text:p>ɒm'nɪpətən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infinite</text:p>
          </table:table-cell>
          <table:table-cell office:value-type="string" table:style-name="ce1">
            <text:p>all-powerful; having unlimited or universal power, authority, or for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onus</text:p>
          </table:table-cell>
          <table:table-cell office:value-type="string" table:style-name="ce1">
            <text:p>'oʊnəs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burden; responsibility</text:p>
          </table:table-cell>
          <table:table-cell office:value-type="string" table:style-name="ce1">
            <text:p>burden or obligation; difficult or disagreeable responsibility or necessity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ostensible</text:p>
          </table:table-cell>
          <table:table-cell office:value-type="string" table:style-name="ce1">
            <text:p>ɒ'stɛnsɪb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apparent</text:p>
          </table:table-cell>
          <table:table-cell office:value-type="string" table:style-name="ce1">
            <text:p>put forth or held out as real, actual, or intended; proper or intended to be shown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ostracize</text:p>
          </table:table-cell>
          <table:table-cell office:value-type="string" table:style-name="ce1">
            <text:p>'ɒstrəsaɪz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ban</text:p>
          </table:table-cell>
          <table:table-cell office:value-type="string" table:style-name="ce1">
            <text:p>exclude from community or group; banish by popular vot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panacea</text:p>
          </table:table-cell>
          <table:table-cell office:value-type="string" table:style-name="ce1">
            <text:p>pænə'sɪə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remedy for all diseases, evils, or difficulties; a cure-all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panegyric</text:p>
          </table:table-cell>
          <table:table-cell office:value-type="string" table:style-name="ce1">
            <text:p>pænɪ'dʒɪrɪk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formal or high praise; formal eulogistic composition intended as public compliment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paradox</text:p>
          </table:table-cell>
          <table:table-cell office:value-type="string" table:style-name="ce1">
            <text:p>'pærədɒks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contradiction</text:p>
          </table:table-cell>
          <table:table-cell office:value-type="string" table:style-name="ce1">
            <text:p>something apparently contradictory in nature; statement that looks false but is actually correc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paraphrase</text:p>
          </table:table-cell>
          <table:table-cell office:value-type="string" table:style-name="ce1">
            <text:p>'pærəfreɪz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restate; reword</text:p>
          </table:table-cell>
          <table:table-cell office:value-type="string" table:style-name="ce1">
            <text:p>restate text in one's own words, especially to clarify thought of other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parody</text:p>
          </table:table-cell>
          <table:table-cell office:value-type="string" table:style-name="ce1">
            <text:p>'pærədɪ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work or performance that imitates another work or performance with ridicule or irony; make fun o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peccadillo</text:p>
          </table:table-cell>
          <table:table-cell office:value-type="string" table:style-name="ce1">
            <text:p>pɛkə'dɪloʊ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slight offense; small sin or faul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pecuniary</text:p>
          </table:table-cell>
          <table:table-cell office:value-type="string" table:style-name="ce1">
            <text:p>pɪ'kju:nɪərɪ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relating to money; requiring payment of money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pedant</text:p>
          </table:table-cell>
          <table:table-cell office:value-type="string" table:style-name="ce1">
            <text:p>'pɛdənt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one who is overly concerned with formal rules and trivial points of learning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pedantic</text:p>
          </table:table-cell>
          <table:table-cell office:value-type="string" table:style-name="ce1">
            <text:p>pɪ'dəntɪk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bookish</text:p>
          </table:table-cell>
          <table:table-cell office:value-type="string" table:style-name="ce1">
            <text:p>marked by narrow focus on or display of learning, especially formal rules and trivial points; bookish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peremptory</text:p>
          </table:table-cell>
          <table:table-cell office:value-type="string" table:style-name="ce1">
            <text:p>pə'rɛmptərɪ; 'pɛrəmptɔ:rɪ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imperative</text:p>
          </table:table-cell>
          <table:table-cell office:value-type="string" table:style-name="ce1">
            <text:p>offensively self-assured; dictatorial; not allowing contradiction or refusal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pertinacious</text:p>
          </table:table-cell>
          <table:table-cell office:value-type="string" table:style-name="ce1">
            <text:p>pɜrtɪ'neɪʃəs; -tn'eɪʃ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tubborn; persistent</text:p>
          </table:table-cell>
          <table:table-cell office:value-type="string" table:style-name="ce1">
            <text:p>stubbornly or perversely persistent; unyielding; obstinat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peruse</text:p>
          </table:table-cell>
          <table:table-cell office:value-type="string" table:style-name="ce1">
            <text:p>pə'ru:z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read or examine, typically with great car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perverse</text:p>
          </table:table-cell>
          <table:table-cell office:value-type="string" table:style-name="ce1">
            <text:p>pə'vɜrs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stubbornly wrongheaded; directed away from what is right or goo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petrify</text:p>
          </table:table-cell>
          <table:table-cell office:value-type="string" table:style-name="ce1">
            <text:p>'pɛtrɪfaɪ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convert wood or other organic matter into stony replica; cause to become stiff or stoneli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plagiarism</text:p>
          </table:table-cell>
          <table:table-cell office:value-type="string" table:style-name="ce1">
            <text:p>'pleɪdʒərɪzəm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copying; imitation</text:p>
          </table:table-cell>
          <table:table-cell office:value-type="string" table:style-name="ce1">
            <text:p>theft of another's ideas or writings passed off as original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platitude</text:p>
          </table:table-cell>
          <table:table-cell office:value-type="string" table:style-name="ce1">
            <text:p>plætɪtju:d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dullness; insipidity of thought; commonplace statement; lack of originality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plebeian</text:p>
          </table:table-cell>
          <table:table-cell office:value-type="string" table:style-name="ce1">
            <text:p>plɪ'bi:ən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crude or coarse; unrefined or coarse in nature or manner; common or vulga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ponderous</text:p>
          </table:table-cell>
          <table:table-cell office:value-type="string" table:style-name="ce1">
            <text:p>'pɒndər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weighty</text:p>
          </table:table-cell>
          <table:table-cell office:value-type="string" table:style-name="ce1">
            <text:p>slow and laborious because of weight; labored and dul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precarious</text:p>
          </table:table-cell>
          <table:table-cell office:value-type="string" table:style-name="ce1">
            <text:p>prɪ'kɛərɪ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uncertain; risky</text:p>
          </table:table-cell>
          <table:table-cell office:value-type="string" table:style-name="ce1">
            <text:p>uncertain; risky; dangerously lacking in security or stability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precipitous</text:p>
          </table:table-cell>
          <table:table-cell office:value-type="string" table:style-name="ce1">
            <text:p>prɪ'sɪpɪt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teep; overhasty</text:p>
          </table:table-cell>
          <table:table-cell office:value-type="string" table:style-name="ce1">
            <text:p>extremely steep; descending rapidly, or rushing onward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precocious</text:p>
          </table:table-cell>
          <table:table-cell office:value-type="string" table:style-name="ce1">
            <text:p>prɪ'koʊʃəs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advanced in development; appearing or developing early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predatory</text:p>
          </table:table-cell>
          <table:table-cell office:value-type="string" table:style-name="ce1">
            <text:p>prɛdətərɪ; 'prɛdətɔ:rɪ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Carnivorous</text:p>
          </table:table-cell>
          <table:table-cell office:value-type="string" table:style-name="ce1">
            <text:p>living by preying on other anima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predilection</text:p>
          </table:table-cell>
          <table:table-cell office:value-type="string" table:style-name="ce1">
            <text:p>pri:dɪ'lɛkʃ(ə)n; prɛdl'ɛkʃən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partiality; preference</text:p>
          </table:table-cell>
          <table:table-cell office:value-type="string" table:style-name="ce1">
            <text:p>condition of favoring or liking; tendency towards; preferenc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prelude</text:p>
          </table:table-cell>
          <table:table-cell office:value-type="string" table:style-name="ce1">
            <text:p>'prɛlju:d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introduction; forerunner</text:p>
          </table:table-cell>
          <table:table-cell office:value-type="string" table:style-name="ce1">
            <text:p>introduction; forerunner; preliminary or prefac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prerogative</text:p>
          </table:table-cell>
          <table:table-cell office:value-type="string" table:style-name="ce1">
            <text:p>prɪ'rɒgətɪv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privilege</text:p>
          </table:table-cell>
          <table:table-cell office:value-type="string" table:style-name="ce1">
            <text:p>privilege; unquestionable right; exclusive power to command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prestige</text:p>
          </table:table-cell>
          <table:table-cell office:value-type="string" table:style-name="ce1">
            <text:p>prɛ'sti:ʒ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fame; reputation</text:p>
          </table:table-cell>
          <table:table-cell office:value-type="string" table:style-name="ce1">
            <text:p>impression produced by achievements or reputation; recognized distinction or importanc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presumption</text:p>
          </table:table-cell>
          <table:table-cell office:value-type="string" table:style-name="ce1">
            <text:p>prɪ'zʌmpʃ(ə)n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act of presuming, or believing upon probable evidence; act of assuming; belief upon incomplete proof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procrastinate</text:p>
          </table:table-cell>
          <table:table-cell office:value-type="string" table:style-name="ce1">
            <text:p>proʊ'kræstɪneɪ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postpone</text:p>
          </table:table-cell>
          <table:table-cell office:value-type="string" table:style-name="ce1">
            <text:p>postpone or delay needlessly; put off doing something, especially out of habitual carelessness or laziness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prognosis</text:p>
          </table:table-cell>
          <table:table-cell office:value-type="string" table:style-name="ce1">
            <text:p>prɒg'noʊsɪs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forecast; prediction</text:p>
          </table:table-cell>
          <table:table-cell office:value-type="string" table:style-name="ce1">
            <text:p>forecasted course of a disease; forecast or prediction; likelihood of recovery from a diseas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promontory</text:p>
          </table:table-cell>
          <table:table-cell office:value-type="string" table:style-name="ce1">
            <text:p>prɒməntərɪ; 'prɒməntɔ:rɪ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Cliff</text:p>
          </table:table-cell>
          <table:table-cell office:value-type="string" table:style-name="ce1">
            <text:p>natural elevation, especially a rock that projects into the sea; cliff; headland; high cap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promulgate</text:p>
          </table:table-cell>
          <table:table-cell office:value-type="string" table:style-name="ce1">
            <text:p>'prɒməlgeɪ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announce</text:p>
          </table:table-cell>
          <table:table-cell office:value-type="string" table:style-name="ce1">
            <text:p>proclaim doctrine or law; make known by official publication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provisional</text:p>
          </table:table-cell>
          <table:table-cell office:value-type="string" table:style-name="ce1">
            <text:p>prə'vɪʒən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tentative; temporary</text:p>
          </table:table-cell>
          <table:table-cell office:value-type="string" table:style-name="ce1">
            <text:p>temporary; provided for present need onl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proximity</text:p>
          </table:table-cell>
          <table:table-cell office:value-type="string" table:style-name="ce1">
            <text:p>prɒk'sɪmɪtɪ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nearness; adjacency</text:p>
          </table:table-cell>
          <table:table-cell office:value-type="string" table:style-name="ce1">
            <text:p>state of being proximate; nearness in place, time, or relatio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pseudonym</text:p>
          </table:table-cell>
          <table:table-cell office:value-type="string" table:style-name="ce1">
            <text:p>sju:dənɪm; 'su:dənɪm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pen name; fictitious name used when someone performs a particular social rol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punitive</text:p>
          </table:table-cell>
          <table:table-cell office:value-type="string" table:style-name="ce1">
            <text:p>'pju:nɪtɪv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punishing</text:p>
          </table:table-cell>
          <table:table-cell office:value-type="string" table:style-name="ce1">
            <text:p>punishing; involving punishment; awarding or inflicting punishment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querulous</text:p>
          </table:table-cell>
          <table:table-cell office:value-type="string" table:style-name="ce1">
            <text:p>'kwɛrʊl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fretful; whining</text:p>
          </table:table-cell>
          <table:table-cell office:value-type="string" table:style-name="ce1">
            <text:p>habitually complaining; expressing complaint or grievanc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quixotic</text:p>
          </table:table-cell>
          <table:table-cell office:value-type="string" table:style-name="ce1">
            <text:p>kwɪk'sɒtɪk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idealistic without regard to practicality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raconteur</text:p>
          </table:table-cell>
          <table:table-cell office:value-type="string" table:style-name="ce1">
            <text:p>rækɒn'tə:(r)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storyteller</text:p>
          </table:table-cell>
          <table:table-cell office:value-type="string" table:style-name="ce1">
            <text:p>storyteller; one who tells stories and anecdotes with skill and w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radical</text:p>
          </table:table-cell>
          <table:table-cell office:value-type="string" table:style-name="ce1">
            <text:p>'rædɪk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drastic; extreme</text:p>
          </table:table-cell>
          <table:table-cell office:value-type="string" table:style-name="ce1">
            <text:p>drastic; extreme; arising from or going to a root or source; basic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ramification</text:p>
          </table:table-cell>
          <table:table-cell office:value-type="string" table:style-name="ce1">
            <text:p>ræmɪfɪ'keɪʃ(ə)n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subdivision</text:p>
          </table:table-cell>
          <table:table-cell office:value-type="string" table:style-name="ce1">
            <text:p>act or process of branching out or dividing into branches; subdivision or bran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raze</text:p>
          </table:table-cell>
          <table:table-cell office:value-type="string" table:style-name="ce1">
            <text:p>reɪz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demolish; ruin</text:p>
          </table:table-cell>
          <table:table-cell office:value-type="string" table:style-name="ce1">
            <text:p>destroy completely; scrape or shave off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recapitulate</text:p>
          </table:table-cell>
          <table:table-cell office:value-type="string" table:style-name="ce1">
            <text:p>ri:kə'pɪtjʊleɪ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summarize</text:p>
          </table:table-cell>
          <table:table-cell office:value-type="string" table:style-name="ce1">
            <text:p>summarize; repeat in concise for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reciprocal</text:p>
          </table:table-cell>
          <table:table-cell office:value-type="string" table:style-name="ce1">
            <text:p>rɪ'sɪprək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mutual; exchangeable; interacting</text:p>
          </table:table-cell>
          <table:table-cell office:value-type="string" table:style-name="ce1">
            <text:p>concerning each of two or more persons or things; exchangeable; interacting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recumbent</text:p>
          </table:table-cell>
          <table:table-cell office:value-type="string" table:style-name="ce1">
            <text:p>rɪ'kʌmbən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reclining</text:p>
          </table:table-cell>
          <table:table-cell office:value-type="string" table:style-name="ce1">
            <text:p>reclining; lying down completely or in par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redolent</text:p>
          </table:table-cell>
          <table:table-cell office:value-type="string" table:style-name="ce1">
            <text:p>'rɛdələn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fragrant; odorous</text:p>
          </table:table-cell>
          <table:table-cell office:value-type="string" table:style-name="ce1">
            <text:p>fragrant; odorous; suggestive of odo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redoubtable</text:p>
          </table:table-cell>
          <table:table-cell office:value-type="string" table:style-name="ce1">
            <text:p>rɪ'daʊtəb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formidable</text:p>
          </table:table-cell>
          <table:table-cell office:value-type="string" table:style-name="ce1">
            <text:p>formidable; arousing fear or awe; worthy of respect or hono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refute</text:p>
          </table:table-cell>
          <table:table-cell office:value-type="string" table:style-name="ce1">
            <text:p>rɪ'fju:t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disprove</text:p>
          </table:table-cell>
          <table:table-cell office:value-type="string" table:style-name="ce1">
            <text:p>disprove; prove to be false or incorrect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reiterate</text:p>
          </table:table-cell>
          <table:table-cell office:value-type="string" table:style-name="ce1">
            <text:p>ri:'ɪtəreɪt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say, state, or perform again or repeatedly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remunerative</text:p>
          </table:table-cell>
          <table:table-cell office:value-type="string" table:style-name="ce1">
            <text:p>rɪ'mju:nərətɪv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compensating; rewarding</text:p>
          </table:table-cell>
          <table:table-cell office:value-type="string" table:style-name="ce1">
            <text:p>compensating; rewarding; profitable or pay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renegade</text:p>
          </table:table-cell>
          <table:table-cell office:value-type="string" table:style-name="ce1">
            <text:p>'rɛnɪgeɪd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deserter; traitor</text:p>
          </table:table-cell>
          <table:table-cell office:value-type="string" table:style-name="ce1">
            <text:p>disloyal person; traitor or rebel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reprisal</text:p>
          </table:table-cell>
          <table:table-cell office:value-type="string" table:style-name="ce1">
            <text:p>rɪ'praɪz(ə)l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retaliation; recaption</text:p>
          </table:table-cell>
          <table:table-cell office:value-type="string" table:style-name="ce1">
            <text:p>action taken in return for injury or offen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resentment</text:p>
          </table:table-cell>
          <table:table-cell office:value-type="string" table:style-name="ce1">
            <text:p>rɪ'zɛntmənt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indignation; bitterness; displeasure</text:p>
          </table:table-cell>
          <table:table-cell office:value-type="string" table:style-name="ce1">
            <text:p>indignation; deep sense of injury; strong displeasur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resilient</text:p>
          </table:table-cell>
          <table:table-cell office:value-type="string" table:style-name="ce1">
            <text:p>rɪ'zɪlɪən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elastic; flexible; rebounding</text:p>
          </table:table-cell>
          <table:table-cell office:value-type="string" table:style-name="ce1">
            <text:p>elastic; having power of springing back or recover readily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respite</text:p>
          </table:table-cell>
          <table:table-cell office:value-type="string" table:style-name="ce1">
            <text:p>'rɛspaɪt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pause</text:p>
          </table:table-cell>
          <table:table-cell office:value-type="string" table:style-name="ce1">
            <text:p>usually short interval of rest or relief; delay in punishme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retribution</text:p>
          </table:table-cell>
          <table:table-cell office:value-type="string" table:style-name="ce1">
            <text:p>rɛtrɪ'bju:ʃ(ə)n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vengeance; compensation</text:p>
          </table:table-cell>
          <table:table-cell office:value-type="string" table:style-name="ce1">
            <text:p>something justly deserved; recompense; compensation; punishment for offenses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retrieve</text:p>
          </table:table-cell>
          <table:table-cell office:value-type="string" table:style-name="ce1">
            <text:p>rɪ'tri:v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recover; regain</text:p>
          </table:table-cell>
          <table:table-cell office:value-type="string" table:style-name="ce1">
            <text:p>recover; find and bring in; get back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rudimentary</text:p>
          </table:table-cell>
          <table:table-cell office:value-type="string" table:style-name="ce1">
            <text:p>ru:dɪ'mɛntərɪ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elementary; crude; incipient</text:p>
          </table:table-cell>
          <table:table-cell office:value-type="string" table:style-name="ce1">
            <text:p>relating to basic facts or principles; being in the earliest stages of development; incipient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rue</text:p>
          </table:table-cell>
          <table:table-cell office:value-type="string" table:style-name="ce1">
            <text:p>ru: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regret; lament; mourn</text:p>
          </table:table-cell>
          <table:table-cell office:value-type="string" table:style-name="ce1">
            <text:p>feel regret, remorse, or sorrow for; mour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sacrosanct</text:p>
          </table:table-cell>
          <table:table-cell office:value-type="string" table:style-name="ce1">
            <text:p>'sækroʊsæŋk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inviolable</text:p>
          </table:table-cell>
          <table:table-cell office:value-type="string" table:style-name="ce1">
            <text:p>regarded as sacred and inviolabl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sagacious</text:p>
          </table:table-cell>
          <table:table-cell office:value-type="string" table:style-name="ce1">
            <text:p>sə'geɪʃ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perceptive; shrewd</text:p>
          </table:table-cell>
          <table:table-cell office:value-type="string" table:style-name="ce1">
            <text:p>perceptive; shrewd; having insigh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sagacity</text:p>
          </table:table-cell>
          <table:table-cell office:value-type="string" table:style-name="ce1">
            <text:p>sə'gæsətɪ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quality of being sagacious; quickness or acuteness of sense perceptions; keenness of discernment; shrewdness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sanctimonious</text:p>
          </table:table-cell>
          <table:table-cell office:value-type="string" table:style-name="ce1">
            <text:p>sæŋktɪ'moʊnɪ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hypocritical</text:p>
          </table:table-cell>
          <table:table-cell office:value-type="string" table:style-name="ce1">
            <text:p>excessively or hypocritically pious; possessing sanctity; sacred; holy; saintly; religiou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sanguine</text:p>
          </table:table-cell>
          <table:table-cell office:value-type="string" table:style-name="ce1">
            <text:p>'sæŋgwɪn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cheerful; hopeful; ruddy</text:p>
          </table:table-cell>
          <table:table-cell office:value-type="string" table:style-name="ce1">
            <text:p>cheerfully confident; optimistic; of healthy reddish color; ruddy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sartorial</text:p>
          </table:table-cell>
          <table:table-cell office:value-type="string" table:style-name="ce1">
            <text:p>sɑr'tɔ:rɪəl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relating to a tailor, tailoring, or tailored clothing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scourge</text:p>
          </table:table-cell>
          <table:table-cell office:value-type="string" table:style-name="ce1">
            <text:p>skɜrdʒ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lash; whip</text:p>
          </table:table-cell>
          <table:table-cell office:value-type="string" table:style-name="ce1">
            <text:p>whip used to inflict punishment; severe punishme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scrutinize</text:p>
          </table:table-cell>
          <table:table-cell office:value-type="string" table:style-name="ce1">
            <text:p>skru:tɪnaɪz; 'skru:tənaɪz</text:p>
          </table:table-cell>
          <table:table-cell office:value-type="string" table:style-name="ce1">
            <text:p>v. </text:p>
          </table:table-cell>
          <table:table-cell table:style-name="ce1"/>
          <table:table-cell office:value-type="string" table:style-name="ce1">
            <text:p>examine closely and criticall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simper</text:p>
          </table:table-cell>
          <table:table-cell office:value-type="string" table:style-name="ce1">
            <text:p>'sɪmpə(r)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smirk</text:p>
          </table:table-cell>
          <table:table-cell office:value-type="string" table:style-name="ce1">
            <text:p>smirk; smile in artificial way to make an impression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sinecure</text:p>
          </table:table-cell>
          <table:table-cell office:value-type="string" table:style-name="ce1">
            <text:p>'saɪnɪkjʊə(r)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well-paid position with little responsibility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sinister</text:p>
          </table:table-cell>
          <table:table-cell office:value-type="string" table:style-name="ce1">
            <text:p>'sɪnɪstə(r)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evil</text:p>
          </table:table-cell>
          <table:table-cell office:value-type="string" table:style-name="ce1">
            <text:p>suggesting or threatening evi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soporific</text:p>
          </table:table-cell>
          <table:table-cell office:value-type="string" table:style-name="ce1">
            <text:p>sɒpə'rɪfɪk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sleep-causing; marked by sleepines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sordid</text:p>
          </table:table-cell>
          <table:table-cell office:value-type="string" table:style-name="ce1">
            <text:p>'sɔ:dɪd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filthy; vile; dirty; foul</text:p>
          </table:table-cell>
          <table:table-cell office:value-type="string" table:style-name="ce1">
            <text:p>filthy; unethical or dishonest; dirty; foul; morally degraded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sovereign</text:p>
          </table:table-cell>
          <table:table-cell office:value-type="string" table:style-name="ce1">
            <text:p>'sɒvrɪn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excellent; independent</text:p>
          </table:table-cell>
          <table:table-cell office:value-type="string" table:style-name="ce1">
            <text:p>having supreme rank or power; self governing; excellent; independe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sporadic</text:p>
          </table:table-cell>
          <table:table-cell office:value-type="string" table:style-name="ce1">
            <text:p>spə'rædɪk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occurring at irregular intervals; having no pattern or order in tim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spurn</text:p>
          </table:table-cell>
          <table:table-cell office:value-type="string" table:style-name="ce1">
            <text:p>spɜrn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reject; scorn</text:p>
          </table:table-cell>
          <table:table-cell office:value-type="string" table:style-name="ce1">
            <text:p>reject disdainfully or contemptuously; scorn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stoic</text:p>
          </table:table-cell>
          <table:table-cell office:value-type="string" table:style-name="ce1">
            <text:p>'stoʊɪk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impassive</text:p>
          </table:table-cell>
          <table:table-cell office:value-type="string" table:style-name="ce1">
            <text:p>one who is seemingly indifferent to or unaffected by joy, grief, pleasure, or pai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stringent</text:p>
          </table:table-cell>
          <table:table-cell office:value-type="string" table:style-name="ce1">
            <text:p>'strɪndʒən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binding; rigid</text:p>
          </table:table-cell>
          <table:table-cell office:value-type="string" table:style-name="ce1">
            <text:p>demanding strict attention to rules and procedures; binding; rigid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stupendous</text:p>
          </table:table-cell>
          <table:table-cell office:value-type="string" table:style-name="ce1">
            <text:p>stju:'pɛndəs; stu:'pɛndəs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astonishing; wonderful; amazing, especially, astonishing in magnitude or elevatio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succulent</text:p>
          </table:table-cell>
          <table:table-cell office:value-type="string" table:style-name="ce1">
            <text:p>'sʌkjʊlən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delectable</text:p>
          </table:table-cell>
          <table:table-cell office:value-type="string" table:style-name="ce1">
            <text:p>full of juicy; full of richness; highly interesting or enjoyable; delectable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sultry</text:p>
          </table:table-cell>
          <table:table-cell office:value-type="string" table:style-name="ce1">
            <text:p>'sʌltrɪ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burning hot; extremely and unpleasantly ho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tangible</text:p>
          </table:table-cell>
          <table:table-cell office:value-type="string" table:style-name="ce1">
            <text:p>'tændʒɪb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real; palpable</text:p>
          </table:table-cell>
          <table:table-cell office:value-type="string" table:style-name="ce1">
            <text:p>able to be touched; real or concrete; palpabl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tantamount</text:p>
          </table:table-cell>
          <table:table-cell office:value-type="string" table:style-name="ce1">
            <text:p>'tæntəmaʊnt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equivalent in effect or valu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taunt</text:p>
          </table:table-cell>
          <table:table-cell office:value-type="string" table:style-name="ce1">
            <text:p>tɔ:nt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reproach in a mocking, insulting, or contemptuous manner; make fun of , often in an aggressive manner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temerity</text:p>
          </table:table-cell>
          <table:table-cell office:value-type="string" table:style-name="ce1">
            <text:p>tɪ'mɛrɪtɪ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boldness; rashness</text:p>
          </table:table-cell>
          <table:table-cell office:value-type="string" table:style-name="ce1">
            <text:p>boldness; rashness; foolhardy disregard of dang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temporal</text:p>
          </table:table-cell>
          <table:table-cell office:value-type="string" table:style-name="ce1">
            <text:p>'tɛmpər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ecular</text:p>
          </table:table-cell>
          <table:table-cell office:value-type="string" table:style-name="ce1">
            <text:p>not lasting forever; limited by time; secular or civil; of material world; worldl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tenet</text:p>
          </table:table-cell>
          <table:table-cell office:value-type="string" table:style-name="ce1">
            <text:p>'tɛnɪt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doctrine; dogma</text:p>
          </table:table-cell>
          <table:table-cell office:value-type="string" table:style-name="ce1">
            <text:p>opinion, doctrine, or principle held as being true by person or organizati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tenuous</text:p>
          </table:table-cell>
          <table:table-cell office:value-type="string" table:style-name="ce1">
            <text:p>'tɛnjʊ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thin; rare; slim</text:p>
          </table:table-cell>
          <table:table-cell office:value-type="string" table:style-name="ce1">
            <text:p>long and thin; slender; having little substanc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tranquil</text:p>
          </table:table-cell>
          <table:table-cell office:value-type="string" table:style-name="ce1">
            <text:p>'træŋkwɪ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erene; pacific</text:p>
          </table:table-cell>
          <table:table-cell office:value-type="string" table:style-name="ce1">
            <text:p>free from disturbance; pacific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transgress</text:p>
          </table:table-cell>
          <table:table-cell office:value-type="string" table:style-name="ce1">
            <text:p>træns'grɛs, trɑr-</text:p>
          </table:table-cell>
          <table:table-cell office:value-type="string" table:style-name="ce1">
            <text:p>v.</text:p>
          </table:table-cell>
          <table:table-cell table:style-name="ce1"/>
          <table:table-cell office:value-type="string" table:style-name="ce1">
            <text:p>pass over or beyond; surpas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tremulous</text:p>
          </table:table-cell>
          <table:table-cell office:value-type="string" table:style-name="ce1">
            <text:p>'trɛmjʊl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trembling; wavering</text:p>
          </table:table-cell>
          <table:table-cell office:value-type="string" table:style-name="ce1">
            <text:p>marked by trembling, quivering, or shaking; timid or fearful; timorou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trivial</text:p>
          </table:table-cell>
          <table:table-cell office:value-type="string" table:style-name="ce1">
            <text:p>'trɪvɪə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unimportant; trifling; commonplace</text:p>
          </table:table-cell>
          <table:table-cell office:value-type="string" table:style-name="ce1">
            <text:p>unimportant; of little significance or value; ordinary; commonplac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truculence</text:p>
          </table:table-cell>
          <table:table-cell office:value-type="string" table:style-name="ce1">
            <text:p>'trukjələns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aggressiveness; ferocity</text:p>
          </table:table-cell>
          <table:table-cell office:value-type="string" table:style-name="ce1">
            <text:p>aggressiveness; ferocity; ferociously cruel actions or behavio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truculent</text:p>
          </table:table-cell>
          <table:table-cell office:value-type="string" table:style-name="ce1">
            <text:p>'trukjələnt, 'trʌkjʊlənt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belligerent</text:p>
          </table:table-cell>
          <table:table-cell office:value-type="string" table:style-name="ce1">
            <text:p>disposed to fight; belligerent; aggressively hosti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turgid</text:p>
          </table:table-cell>
          <table:table-cell office:value-type="string" table:style-name="ce1">
            <text:p>'tɜrdʒɪd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swollen; distended</text:p>
          </table:table-cell>
          <table:table-cell office:value-type="string" table:style-name="ce1">
            <text:p>swollen; distended; excessively ornate or complex in style or languag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ubiquitous</text:p>
          </table:table-cell>
          <table:table-cell office:value-type="string" table:style-name="ce1">
            <text:p>ju:'bɪkwɪt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omnipresent</text:p>
          </table:table-cell>
          <table:table-cell office:value-type="string" table:style-name="ce1">
            <text:p>being or existing everywhere; omnipresent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untenable</text:p>
          </table:table-cell>
          <table:table-cell office:value-type="string" table:style-name="ce1">
            <text:p>ʌn'tɛnəb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indefensible</text:p>
          </table:table-cell>
          <table:table-cell office:value-type="string" table:style-name="ce1">
            <text:p>indefensible; not able to be maintaine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utilitarian</text:p>
          </table:table-cell>
          <table:table-cell office:value-type="string" table:style-name="ce1">
            <text:p>jʊtɪlɪ'tɛərɪən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practical; useful</text:p>
          </table:table-cell>
          <table:table-cell office:value-type="string" table:style-name="ce1">
            <text:p>practical and functional, not just for show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vanquish</text:p>
          </table:table-cell>
          <table:table-cell office:value-type="string" table:style-name="ce1">
            <text:p>'væŋkwɪʃ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conquer; overcome; defeat</text:p>
          </table:table-cell>
          <table:table-cell office:value-type="string" table:style-name="ce1">
            <text:p>conquer; overcome; come out better in a competition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veneer</text:p>
          </table:table-cell>
          <table:table-cell office:value-type="string" table:style-name="ce1">
            <text:p>vɪ'nɪə(r)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thin layer; coating consisting of thin layer; ornamental coating to a build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venerable</text:p>
          </table:table-cell>
          <table:table-cell office:value-type="string" table:style-name="ce1">
            <text:p>'vɛnərəb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revered; honored</text:p>
          </table:table-cell>
          <table:table-cell office:value-type="string" table:style-name="ce1">
            <text:p>deserving high respect; impressive by reason of age; profoundly honored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vernal</text:p>
          </table:table-cell>
          <table:table-cell office:value-type="string" table:style-name="ce1">
            <text:p>'vɜrn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fresh</text:p>
          </table:table-cell>
          <table:table-cell office:value-type="string" table:style-name="ce1">
            <text:p>related to spring; suggestive of youth; vigorous and fresh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versatile</text:p>
          </table:table-cell>
          <table:table-cell office:value-type="string" table:style-name="ce1">
            <text:p>vɜrsətaɪl; 'vɜrsət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flexible; pliable</text:p>
          </table:table-cell>
          <table:table-cell office:value-type="string" table:style-name="ce1">
            <text:p>having many talents; capable of working in many fields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vicarious</text:p>
          </table:table-cell>
          <table:table-cell office:value-type="string" table:style-name="ce1">
            <text:p>vɪ'kɛərɪəs</text:p>
          </table:table-cell>
          <table:table-cell office:value-type="string" table:style-name="ce1">
            <text:p>a.</text:p>
          </table:table-cell>
          <table:table-cell table:style-name="ce1"/>
          <table:table-cell office:value-type="string" table:style-name="ce1">
            <text:p>acting as substitute; done by deputy; experienced at secondhan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vicissitude</text:p>
          </table:table-cell>
          <table:table-cell office:value-type="string" table:style-name="ce1">
            <text:p>vɪ'sɪsɪtud</text:p>
          </table:table-cell>
          <table:table-cell office:value-type="string" table:style-name="ce1">
            <text:p>n.</text:p>
          </table:table-cell>
          <table:table-cell table:style-name="ce1"/>
          <table:table-cell office:value-type="string" table:style-name="ce1">
            <text:p>change, especially in one's life or fortunes; regular change or succession of one thing to another; alternati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vituperative</text:p>
          </table:table-cell>
          <table:table-cell office:value-type="string" table:style-name="ce1">
            <text:p>vaɪ'tupərətiv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abusive; scolding</text:p>
          </table:table-cell>
          <table:table-cell office:value-type="string" table:style-name="ce1">
            <text:p>marked by harsh spoken or written abuse; scold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waive</text:p>
          </table:table-cell>
          <table:table-cell office:value-type="string" table:style-name="ce1">
            <text:p>weɪv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yield; relinquish</text:p>
          </table:table-cell>
          <table:table-cell office:value-type="string" table:style-name="ce1">
            <text:p>give up temporarily; yield; give up voluntarily; def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whim</text:p>
          </table:table-cell>
          <table:table-cell office:value-type="string" table:style-name="ce1">
            <text:p>wɪm; hwɪm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fancy; caprice; impulse</text:p>
          </table:table-cell>
          <table:table-cell office:value-type="string" table:style-name="ce1">
            <text:p>sudden turn or start of mind; temporary eccentricity; fancy; capricious notion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whimsical</text:p>
          </table:table-cell>
          <table:table-cell office:value-type="string" table:style-name="ce1">
            <text:p>'wɪmzɪk(ə)l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capricious</text:p>
          </table:table-cell>
          <table:table-cell office:value-type="string" table:style-name="ce1">
            <text:p>determined by chance or impulse or whim rather than by necessity or reason; capricious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writhe</text:p>
          </table:table-cell>
          <table:table-cell office:value-type="string" table:style-name="ce1">
            <text:p>raɪð</text:p>
          </table:table-cell>
          <table:table-cell office:value-type="string" table:style-name="ce1">
            <text:p>v.</text:p>
          </table:table-cell>
          <table:table-cell office:value-type="string" table:style-name="ce1">
            <text:p>contort</text:p>
          </table:table-cell>
          <table:table-cell office:value-type="string" table:style-name="ce1">
            <text:p>move in twisting or contorted motion; contort in pain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zealot</text:p>
          </table:table-cell>
          <table:table-cell office:value-type="string" table:style-name="ce1">
            <text:p>'zɛlət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fanatic</text:p>
          </table:table-cell>
          <table:table-cell office:value-type="string" table:style-name="ce1">
            <text:p>fanatically committed person; person who shows excessive zeal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zealous</text:p>
          </table:table-cell>
          <table:table-cell office:value-type="string" table:style-name="ce1">
            <text:p>'zɛləs</text:p>
          </table:table-cell>
          <table:table-cell office:value-type="string" table:style-name="ce1">
            <text:p>a.</text:p>
          </table:table-cell>
          <table:table-cell office:value-type="string" table:style-name="ce1">
            <text:p>enthusiastic; fervent</text:p>
          </table:table-cell>
          <table:table-cell office:value-type="string" table:style-name="ce1">
            <text:p>enthusiastic; filled with or motivated by zeal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zenith</text:p>
          </table:table-cell>
          <table:table-cell office:value-type="string" table:style-name="ce1">
            <text:p>'zɛnɪθ</text:p>
          </table:table-cell>
          <table:table-cell office:value-type="string" table:style-name="ce1">
            <text:p>n.</text:p>
          </table:table-cell>
          <table:table-cell office:value-type="string" table:style-name="ce1">
            <text:p>summit</text:p>
          </table:table-cell>
          <table:table-cell office:value-type="string" table:style-name="ce1">
            <text:p>point directly overhead in sky; summ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101" table:style-name="ro1">
          <table:table-cell table:number-columns-repeated="16384"/>
        </table:table-row>
      </table:table>
      <table:table table:name="工作表1" table:style-name="ta1">
        <table:table-column table:style-name="co9" table:default-cell-style-name="ce1"/>
        <table:table-column table:style-name="co10" table:default-cell-style-name="ce1"/>
        <table:table-column table:style-name="co8" table:number-columns-repeated="16382" table:default-cell-style-name="ce1"/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relinqu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embarra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renou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encour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ondense; short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bol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temper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cholarly; collegiate; theoretic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gree; assent; conce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peed; hast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rai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greement; trea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rancoro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cuteness; ins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warn; repro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warn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opponent; contesta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unfavorable; hosti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overty; misfortu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rtistic; elegant</text:p>
          </table:table-cell>
          <table:table-cell table:number-columns-repeated="16382"/>
        </table:table-row>
        <table:table-row table:number-rows-repeated="4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estrange; transfer; separ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alm; pacify; relie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mply; ref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entice; attr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metaph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greeable; lov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ompar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imilarity; parallelis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lawlessness; disord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enmity; disposi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records; histo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unknown; namel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ollec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ontra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ndiffer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rrest; perce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nfor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pprov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ppropriate; sui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ntelligence; tal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jud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rototyp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ry; barr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effective; distin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ustere; seve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iligent; persist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rotec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nonbelie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tra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ncrea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ropitio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genuine; real; valid; trustworth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ictator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istorted; crooked ; askew; ami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ull; commonplace; tri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urse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ontradi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warlike; belliger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generous; chari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lanted; prejudic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antast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oothing; mild; agree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lattery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gay; joyous; heedl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ompo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rude; clumsy; illiter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rustic; pastoral</text:p>
          </table:table-cell>
          <table:table-cell table:number-columns-repeated="16382"/>
        </table:table-row>
        <table:table-row table:number-rows-repeated="4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iscordant; inharmonio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a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traightforward; fra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rank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rri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unpredictable; fickle; arbitra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istortion; burlesq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un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heaven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trickery; dece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rudent; cautio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outw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iv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ecr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ombine; fuse; mi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artnership; league; un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onvincing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harmonious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dmit; yiel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grie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lly; collaborat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ompati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greement; acc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ismay; shock; fear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cornfu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est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lentifu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ophisticat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pprove; toler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redit; faith</text:p>
          </table:table-cell>
          <table:table-cell table:number-columns-repeated="16382"/>
        </table:table-row>
        <table:table-row table:number-rows-repeated="6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asual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carc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respe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god; divin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elightful; delicio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era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ortray; depict; sket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lood; ru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behavi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grave; serio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ondemn; criticize; annou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reduce; exhau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belittle</text:p>
          </table:table-cell>
          <table:table-cell table:number-columns-repeated="16382"/>
        </table:table-row>
        <table:table-row table:number-rows-repeated="3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barren; emp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io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redica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onfuse; upset; embarra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onvers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eparate; distin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unrelat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iffer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alm; impart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expedition; sending of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cat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isagre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ups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vario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va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reve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opinionated; doctri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energetic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nstru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notorio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rovok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explain; enlight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gent; messeng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ause; produ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ollo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lead</text:p>
          </table:table-cell>
          <table:table-cell table:number-columns-repeated="16382"/>
        </table:table-row>
        <table:table-row table:number-rows-repeated="3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tranquil; unifor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odd; unpredi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learned; scholar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mysterious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modeled; ide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epar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tran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exi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uitable</text:p>
          </table:table-cell>
          <table:table-cell table:number-columns-repeated="16382"/>
        </table:table-row>
        <table:table-row table:number-rows-repeated="3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le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nonexistent; vanished; dead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ace; appeara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humoro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alse; deceptive</text:p>
          </table:table-cell>
          <table:table-cell table:number-columns-repeated="16382"/>
        </table:table-row>
        <table:table-row table:number-rows-repeated="3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ool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ractical; possible; sui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retend; disguise; conce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t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p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happiness</text:p>
          </table:table-cell>
          <table:table-cell table:number-columns-repeated="16382"/>
        </table:table-row>
        <table:table-row table:number-rows-repeated="3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maginary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howy; ostentatio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ephemer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waver;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ati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ccidental; rando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isturba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thwart; defe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ecor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line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orig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horri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m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lu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overstock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ociable</text:p>
          </table:table-cell>
          <table:table-cell table:number-columns-repeated="16382"/>
        </table:table-row>
        <table:table-row table:number-rows-repeated="3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orerunn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isregard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wicked; atrocious; flagitio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gap; pau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t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exaggeration; overstatement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potless; flawl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mpend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exempt; resista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ie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ndict; hind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aultless; perfe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mpenetr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mplied; suggested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ur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nvulner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mproper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thriftl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hallen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mpris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utting; shar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ndispu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ncrea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obligato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tirel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native; origi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unconquerable; invinci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lever; resourcefu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young; unsophisticat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restrain; prev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harml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hint; impli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unrestrained; excess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unquenchable; greed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mpenetrable; mysterio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treacherous; stealthy; s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urge; incite; provok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uprightness; whole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bu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rri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nger; irrit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nnoying; tedio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wandering; travel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gibber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lighthearted; animated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wise; prud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understanding; knowledge; scop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maz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onci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the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ormant; hidd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liberal; profu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eadly; fa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mo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lear; intelligi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laughable; trifl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elebrity; dignita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pitefu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entimen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ordinary; commonplace; average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crupulous; cautio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ourage; spir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mitate; copy</text:p>
          </table:table-cell>
          <table:table-cell table:number-columns-repeated="16382"/>
        </table:table-row>
        <table:table-row table:number-rows-repeated="3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ullen; gloom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mixed; heterogeneo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pott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worldly; earthly; secul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vag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nnumerable; many; countless; numberl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marine; maritime; nav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nnoy; ve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night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homesick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isreputable; infamo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beginn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tubborn; inflexi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mnes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orgetfu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ascination; ma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outmoded; antiquated</text:p>
          </table:table-cell>
          <table:table-cell table:number-columns-repeated="16382"/>
        </table:table-row>
        <table:table-row table:number-rows-repeated="3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nfini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burden; responsibil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ppar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ban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ontradic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restate; reword</text:p>
          </table:table-cell>
          <table:table-cell table:number-columns-repeated="16382"/>
        </table:table-row>
        <table:table-row table:number-rows-repeated="4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book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mperat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tubborn; persistent</text:p>
          </table:table-cell>
          <table:table-cell table:number-columns-repeated="16382"/>
        </table:table-row>
        <table:table-row table:number-rows-repeated="3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opying; imitation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weigh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uncertain; risk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teep; overhas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arnivoro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artiality; prefer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ntroduction; forerunn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rivile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ame; reput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ostp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orecast; predic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lif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nnou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tentative; tempora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nearness; adjacen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unish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retful; whin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torytell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rastic; extre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ubdivis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emolish; ru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ummariz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mutual; exchangeable; interact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reclin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ragrant; odoro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ormid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ispro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ompensating; reward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eserter; trait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retaliation; reca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ndignation; bitterness; displeas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elastic; flexible; rebound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au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vengeance; compens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recover; rega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elementary; crude; incipi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regret; lament; mour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nviol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erceptive; shrew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hypocritic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heerful; hopeful; rudd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lash; whip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mir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ev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ilthy; vile; dirty; fou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excellent; independ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reject; scor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mpass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binding; rig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elec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real; palpable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boldness; rash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ecul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doctrine; dog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thin; rare; sli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erene; pacif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trembling; waver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unimportant; trifling; commonpla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ggressiveness; feroc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belliger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wollen; distend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omnipres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indefensi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practical; usefu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onquer; overcome; defe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revered; honor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re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lexible; pliable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abusive; scold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yield; relinqu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ancy; caprice; impul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apricio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conto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fanat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enthusiastic; ferv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.</text:p>
          </table:table-cell>
          <table:table-cell office:value-type="string" table:style-name="ce1">
            <text:p>summit</text:p>
          </table:table-cell>
          <table:table-cell table:number-columns-repeated="16382"/>
        </table:table-row>
        <table:table-row table:number-rows-repeated="10481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hpMyAdmin 4.0.10deb1</meta:initial-creator>
    <dc:creator>Tsang-Yao 'Polo' Chen</dc:creator>
    <meta:creation-date>2014-08-31T08:21:53Z</meta:creation-date>
    <dc:date>2014-08-31T02:41:17Z</dc:date>
  </office:meta>
</office:document-meta>
</file>